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997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1.923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604cm"/>
    </style:style>
    <style:style style:name="co17" style:family="table-column">
      <style:table-column-properties fo:break-before="auto" style:column-width="2.485cm"/>
    </style:style>
    <style:style style:name="co18" style:family="table-column">
      <style:table-column-properties fo:break-before="auto" style:column-width="3.466cm"/>
    </style:style>
    <style:style style:name="co19" style:family="table-column">
      <style:table-column-properties fo:break-before="auto" style:column-width="3.535cm"/>
    </style:style>
    <style:style style:name="co20" style:family="table-column">
      <style:table-column-properties fo:break-before="auto" style:column-width="3.558cm"/>
    </style:style>
    <style:style style:name="co21" style:family="table-column">
      <style:table-column-properties fo:break-before="auto" style:column-width="3.512cm"/>
    </style:style>
    <style:style style:name="co2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order-left="0.51pt solid #000000" fo:border-right="none" fo:border-top="0.51pt solid #000000"/>
    </style:style>
    <style:style style:name="ce3" style:family="table-cell" style:parent-style-name="Default">
      <style:table-cell-properties fo:border-bottom="none" fo:border-left="0.51pt solid #000000" fo:border-right="none" fo:border-top="none"/>
    </style:style>
    <style:style style:name="ce30" style:family="table-cell" style:parent-style-name="Default">
      <style:table-cell-properties fo:border-bottom="none" fo:border-left="0.51pt solid #000000" fo:border-right="none" fo:border-top="none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0.51pt solid #000000" fo:border-left="0.51pt solid #000000" fo:border-right="none" fo:border-top="none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dbb6"/>
    </style:style>
    <style:style style:name="ce25" style:family="table-cell" style:parent-style-name="Default">
      <style:table-cell-properties fo:background-color="#ffd8ce"/>
    </style:style>
    <style:style style:name="ce26" style:family="table-cell" style:parent-style-name="Default">
      <style:table-cell-properties fo:background-color="#ffd7d7"/>
    </style:style>
    <style:style style:name="ce27" style:family="table-cell" style:parent-style-name="Default">
      <style:table-cell-properties fo:background-color="#f7d1d5"/>
    </style:style>
    <style:style style:name="ce36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4" style:family="table-cell" style:parent-style-name="Default" style:data-style-name="N11">
      <style:table-cell-properties fo:border="none"/>
    </style:style>
    <style:style style:name="ce45" style:family="table-cell" style:parent-style-name="Default" style:data-style-name="N11">
      <style:table-cell-properties fo:border-bottom="0.51pt solid #000000" fo:border-left="none" fo:border-right="none" fo:border-top="none"/>
    </style:style>
    <style:style style:name="ce46" style:family="table-cell" style:parent-style-name="Default" style:data-style-name="N11"/>
    <style:style style:name="ce47" style:family="table-cell" style:parent-style-name="Default">
      <style:table-cell-properties fo:border-bottom="none" fo:border-left="none" fo:border-right="none" fo:border-top="0.51pt solid #000000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order-bottom="none" fo:border-left="none" fo:border-right="0.51pt solid #000000" fo:border-top="0.51pt solid #000000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style:text-align-source="fix" style:repeat-content="false" fo:border-left="none" fo:border-right="0.51pt solid #000000" fo:border-top="none"/>
      <style:paragraph-properties fo:text-align="center" fo:margin-left="0cm"/>
    </style:style>
    <style:style style:name="ce50" style:family="table-cell" style:parent-style-name="Default" style:data-style-name="N11">
      <style:table-cell-properties fo:border-bottom="none" fo:border-left="none" fo:border-right="0.51pt solid #000000" fo:border-top="none"/>
    </style:style>
    <style:style style:name="ce51" style:family="table-cell" style:parent-style-name="Default" style:data-style-name="N11">
      <style:table-cell-properties fo:border-bottom="0.51pt solid #000000" fo:border-left="none" fo:border-right="0.51pt solid #000000" fo:border-top="none"/>
    </style:style>
    <style:style style:name="ce5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 style:data-style-name="N3"/>
    <style:style style:name="ce37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4">
      <style:table-cell-properties fo:background-color="#ffdbb6"/>
    </style:style>
    <style:style style:name="ce39" style:family="table-cell" style:parent-style-name="Default" style:data-style-name="N4">
      <style:table-cell-properties fo:background-color="#ffd8ce"/>
    </style:style>
    <style:style style:name="ce40" style:family="table-cell" style:parent-style-name="Default" style:data-style-name="N4">
      <style:table-cell-properties fo:background-color="#f7d1d5"/>
    </style:style>
    <style:style style:name="ce41" style:family="table-cell" style:parent-style-name="Default" style:data-style-name="N111"/>
    <style:style style:name="ce59" style:family="table-cell" style:parent-style-name="Default" style:data-style-name="N117"/>
    <style:style style:name="ce68" style:family="table-cell" style:parent-style-name="Default" style:data-style-name="N0"/>
    <style:style style:name="ce60" style:family="table-cell" style:parent-style-name="Default" style:data-style-name="N2">
      <style:table-cell-properties fo:background-color="#ffd8ce"/>
    </style:style>
    <style:style style:name="ce70" style:family="table-cell" style:parent-style-name="Default" style:data-style-name="N10"/>
    <style:style style:name="ce42" style:family="table-cell" style:parent-style-name="Default" style:data-style-name="N4">
      <style:table-cell-properties fo:background-color="#ffd7d7"/>
    </style:style>
    <style:style style:name="ce62" style:family="table-cell" style:parent-style-name="Default" style:data-style-name="N2">
      <style:table-cell-properties fo:background-color="#ffdbb6"/>
    </style:style>
    <style:style style:name="ce63" style:family="table-cell" style:parent-style-name="Default" style:data-style-name="N2">
      <style:table-cell-properties fo:background-color="#ffd7d7"/>
    </style:style>
    <style:style style:name="ce64" style:family="table-cell" style:parent-style-name="Default" style:data-style-name="N2">
      <style:table-cell-properties fo:background-color="#f7d1d5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shapes>
          <draw:frame draw:z-index="0" draw:style-name="gr1" draw:text-style-name="P1" svg:width="15.999cm" svg:height="8.999cm" svg:x="0.173cm" svg:y="25.152cm">
            <draw:object draw:notify-on-update-of-ranges="all.A51:all.A51 all.A52:all.A54 all.B51:all.B51 all.B52:all.B54 all.C51:all.C51 all.C52:all.C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6.17cm" svg:y="25.236cm">
            <draw:object draw:notify-on-update-of-ranges="all.E51:all.E51 all.E52:all.E54 all.F51:all.F51 all.F52:all.F54 all.G51:all.G51 all.G52:all.G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646cm" svg:height="9.031cm" svg:x="45.164cm" svg:y="16.743cm">
            <draw:object draw:notify-on-update-of-ranges="all.P32:all.P35 all.Q31:all.Q31 all.Q32:all.Q35 all.R31:all.R31 all.R32:all.R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956cm" svg:height="9.031cm" svg:x="53.948cm" svg:y="16.755cm">
            <draw:object draw:notify-on-update-of-ranges="all.P32:all.P35 all.S31:all.S31 all.S32:all.S35 all.T31:all.T31 all.T32:all.T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8.683cm" svg:height="9.031cm" svg:x="62.981cm" svg:y="16.786cm">
            <draw:object draw:notify-on-update-of-ranges="all.P32:all.P35 all.U31:all.U31 all.U32:all.U35 all.V31:all.V31 all.V32:all.V3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9" table:default-cell-style-name="Default"/>
        <table:table-column table:style-name="co15" table:default-cell-style-name="Default"/>
        <table:table-column table:style-name="co2" table:default-cell-style-name="ce41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15" table:number-columns-repeated="99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um_iter</text:p>
          </table:table-cell>
          <table:table-cell table:style-name="ce1" office:value-type="string" calcext:value-type="string">
            <text:p>sensors</text:p>
          </table:table-cell>
          <table:table-cell table:style-name="ce1" office:value-type="string" calcext:value-type="string">
            <text:p>pc_train</text:p>
          </table:table-cell>
          <table:table-cell table:style-name="ce1" office:value-type="string" calcext:value-type="string">
            <text:p>iter</text:p>
          </table:table-cell>
          <table:table-cell table:style-name="ce1" office:value-type="string" calcext:value-type="string">
            <text:p>session_test</text:p>
          </table:table-cell>
          <table:table-cell table:style-name="ce1" office:value-type="string" calcext:value-type="string">
            <text:p>num_users</text:p>
          </table:table-cell>
          <table:table-cell table:style-name="ce1" office:value-type="string" calcext:value-type="string">
            <text:p>num_attackers</text:p>
          </table:table-cell>
          <table:table-cell table:style-name="ce1" office:value-type="string" calcext:value-type="string">
            <text:p>num_variables</text:p>
          </table:table-cell>
          <table:table-cell table:style-name="ce1" office:value-type="string" calcext:value-type="string">
            <text:p>login_pos</text:p>
          </table:table-cell>
          <table:table-cell table:style-name="ce1" office:value-type="string" calcext:value-type="string">
            <text:p>login_neg</text:p>
          </table:table-cell>
          <table:table-cell table:style-name="ce37" office:value-type="string" calcext:value-type="string">
            <text:p>login_acc</text:p>
          </table:table-cell>
          <table:table-cell table:style-name="Default" office:value-type="string" calcext:value-type="string">
            <text:p>login_pos_prob</text:p>
          </table:table-cell>
          <table:table-cell table:style-name="Default" office:value-type="string" calcext:value-type="string">
            <text:p>login_neg_prob</text:p>
          </table:table-cell>
          <table:table-cell table:style-name="Default" office:value-type="string" calcext:value-type="string">
            <text:p>login_acc_prob</text:p>
          </table:table-cell>
          <table:table-cell table:style-name="ce1" office:value-type="string" calcext:value-type="string">
            <text:p>attack_pos</text:p>
          </table:table-cell>
          <table:table-cell table:style-name="ce1" office:value-type="string" calcext:value-type="string">
            <text:p>attack_neg</text:p>
          </table:table-cell>
          <table:table-cell table:style-name="ce37" office:value-type="string" calcext:value-type="string">
            <text:p>attack_acc</text:p>
          </table:table-cell>
          <table:table-cell table:style-name="ce1" office:value-type="string" calcext:value-type="string">
            <text:p>grd_login_pos</text:p>
          </table:table-cell>
          <table:table-cell table:style-name="ce1" office:value-type="string" calcext:value-type="string">
            <text:p>grd_login_neg</text:p>
          </table:table-cell>
          <table:table-cell table:style-name="ce1" office:value-type="string" calcext:value-type="string">
            <text:p>grd_login_acc</text:p>
          </table:table-cell>
          <table:table-cell office:value-type="string" calcext:value-type="string">
            <text:p>grd_login_pos_prob</text:p>
          </table:table-cell>
          <table:table-cell office:value-type="string" calcext:value-type="string">
            <text:p>grd_login_neg_prob</text:p>
          </table:table-cell>
          <table:table-cell table:style-name="ce1" office:value-type="string" calcext:value-type="string">
            <text:p>grd_login_acc_prob</text:p>
          </table:table-cell>
          <table:table-cell table:style-name="ce1" office:value-type="string" calcext:value-type="string">
            <text:p>grd_attack_pos</text:p>
          </table:table-cell>
          <table:table-cell table:style-name="ce1" office:value-type="string" calcext:value-type="string">
            <text:p>grd_attack_neg</text:p>
          </table:table-cell>
          <table:table-cell table:style-name="ce1" office:value-type="string" calcext:value-type="string">
            <text:p>grd_attack_acc</text:p>
          </table:table-cell>
          <table:table-cell table:style-name="ce1"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1" calcext:value-type="float">
            <text:p>1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2]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8" table:formula="of:=[.J2]/([.J2]+[.K2])" office:value-type="float" office:value="1" calcext:value-type="float">
            <text:p>1,0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38" table:formula="of:=[.M2]/([.M2]+[.N2])" office:value-type="float" office:value="0.375" calcext:value-type="float">
            <text:p>0,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0" calcext:value-type="float">
            <text:p>250</text:p>
          </table:table-cell>
          <table:table-cell table:style-name="ce38" table:formula="of:=[.P2]/([.P2]+[.Q2])" office:value-type="float" office:value="0.0118577075098814" calcext:value-type="float">
            <text:p>0,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62" table:formula="of:=[.S2]/([.S2]+[.T2])" office:value-type="float" office:value="0.875" calcext:value-type="float">
            <text:p>0,8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62" table:formula="of:=[.V2]/([.V2]+[.W2])" office:value-type="float" office:value="0.25" calcext:value-type="float">
            <text:p>0,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Y2]/([.Y2]+[.Z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2" calcext:value-type="float">
            <text:p>2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3" calcext:value-type="float">
            <text:p>0,3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3]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1" calcext:value-type="float">
            <text:p>11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38" table:formula="of:=[.J3]/([.J3]+[.K3])" office:value-type="float" office:value="1" calcext:value-type="float">
            <text:p>1,0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38" table:formula="of:=[.M3]/([.M3]+[.N3])" office:value-type="float" office:value="0.4375" calcext:value-type="float">
            <text:p>0,4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P3]/([.P3]+[.Q3])" office:value-type="float" office:value="0" calcext:value-type="float">
            <text:p>0,0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62" table:formula="of:=[.S3]/([.S3]+[.T3])" office:value-type="float" office:value="0.75" calcext:value-type="float">
            <text:p>0,7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62" table:formula="of:=[.V3]/([.V3]+[.W3])" office:value-type="float" office:value="0.25" calcext:value-type="float">
            <text:p>0,2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53" calcext:value-type="float">
            <text:p>253</text:p>
          </table:table-cell>
          <table:table-cell table:style-name="ce38" table:formula="of:=[.Y3]/([.Y3]+[.Z3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3" calcext:value-type="float">
            <text:p>3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4]" office:value-type="float" office:value="6" calcext:value-type="float">
            <text:p>6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38" table:formula="of:=[.J4]/([.J4]+[.K4])" office:value-type="float" office:value="0.846153846153846" calcext:value-type="float">
            <text:p>0,8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38" table:formula="of:=[.M4]/([.M4]+[.N4])" office:value-type="float" office:value="0.115384615384615" calcext:value-type="float">
            <text:p>0,1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0" calcext:value-type="float">
            <text:p>180</text:p>
          </table:table-cell>
          <table:table-cell table:style-name="ce38" table:formula="of:=[.P4]/([.P4]+[.Q4])" office:value-type="float" office:value="0.010989010989011" calcext:value-type="float">
            <text:p>0,01</text:p>
          </table:table-cell>
          <table:table-cell table:number-columns-repeated="2" table:style-name="ce24" office:value-type="float" office:value="13" calcext:value-type="float">
            <text:p>13</text:p>
          </table:table-cell>
          <table:table-cell table:style-name="ce62" table:formula="of:=[.S4]/([.S4]+[.T4])" office:value-type="float" office:value="0.5" calcext:value-type="float">
            <text:p>0,5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62" table:formula="of:=[.V4]/([.V4]+[.W4])" office:value-type="float" office:value="0.153846153846154" calcext:value-type="float">
            <text:p>0,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Y4]/([.Y4]+[.Z4])" office:value-type="float" office:value="0.005494505494505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4" calcext:value-type="float">
            <text:p>4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5]" office:value-type="float" office:value="7" calcext:value-type="float">
            <text:p>7</text:p>
          </table:table-cell>
          <table:table-cell table:number-columns-repeated="2" table:style-name="ce24" office:value-type="float" office:value="26" calcext:value-type="float">
            <text:p>26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38" table:formula="of:=[.J5]/([.J5]+[.K5])" office:value-type="float" office:value="0.846153846153846" calcext:value-type="float">
            <text:p>0,8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1" calcext:value-type="float">
            <text:p>21</text:p>
          </table:table-cell>
          <table:table-cell table:style-name="ce38" table:formula="of:=[.M5]/([.M5]+[.N5])" office:value-type="float" office:value="0.192307692307692" calcext:value-type="float">
            <text:p>0,1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P5]/([.P5]+[.Q5])" office:value-type="float" office:value="0.00549450549450549" calcext:value-type="float">
            <text:p>0,0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62" table:formula="of:=[.S5]/([.S5]+[.T5])" office:value-type="float" office:value="0.807692307692308" calcext:value-type="float">
            <text:p>0,8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2" calcext:value-type="float">
            <text:p>22</text:p>
          </table:table-cell>
          <table:table-cell table:style-name="ce62" table:formula="of:=[.V5]/([.V5]+[.W5])" office:value-type="float" office:value="0.153846153846154" calcext:value-type="float">
            <text:p>0,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1" calcext:value-type="float">
            <text:p>181</text:p>
          </table:table-cell>
          <table:table-cell table:style-name="ce38" table:formula="of:=[.Y5]/([.Y5]+[.Z5])" office:value-type="float" office:value="0.005494505494505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5" calcext:value-type="float">
            <text:p>5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6]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4" calcext:value-type="float">
            <text:p>14</text:p>
          </table:table-cell>
          <table:table-cell table:style-name="ce38" table:formula="of:=[.J6]/([.J6]+[.K6])" office:value-type="float" office:value="0.611111111111111" calcext:value-type="float">
            <text:p>0,6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3" calcext:value-type="float">
            <text:p>33</text:p>
          </table:table-cell>
          <table:table-cell table:style-name="ce38" table:formula="of:=[.M6]/([.M6]+[.N6])" office:value-type="float" office:value="0.0833333333333333" calcext:value-type="float">
            <text:p>0,0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38" table:formula="of:=[.P6]/([.P6]+[.Q6])" office:value-type="float" office:value="0.0178571428571429" calcext:value-type="float">
            <text:p>0,0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6" calcext:value-type="float">
            <text:p>16</text:p>
          </table:table-cell>
          <table:table-cell table:style-name="ce62" table:formula="of:=[.S6]/([.S6]+[.T6])" office:value-type="float" office:value="0.555555555555556" calcext:value-type="float">
            <text:p>0,5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62" table:formula="of:=[.V6]/([.V6]+[.W6])" office:value-type="float" office:value="0.111111111111111" calcext:value-type="float">
            <text:p>0,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10" calcext:value-type="float">
            <text:p>110</text:p>
          </table:table-cell>
          <table:table-cell table:style-name="ce38" table:formula="of:=[.Y6]/([.Y6]+[.Z6])" office:value-type="float" office:value="0.0178571428571429" calcext:value-type="float">
            <text:p>0,02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6" calcext:value-type="float">
            <text:p>6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7" calcext:value-type="float">
            <text:p>0,7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7]" office:value-type="float" office:value="7" calcext:value-type="float">
            <text:p>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38" table:formula="of:=[.J7]/([.J7]+[.K7])" office:value-type="float" office:value="0.722222222222222" calcext:value-type="float">
            <text:p>0,7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38" table:formula="of:=[.M7]/([.M7]+[.N7])" office:value-type="float" office:value="0.138888888888889" calcext:value-type="float">
            <text:p>0,14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2" calcext:value-type="float">
            <text:p>112</text:p>
          </table:table-cell>
          <table:table-cell table:style-name="ce38" table:formula="of:=[.P7]/([.P7]+[.Q7])" office:value-type="float" office:value="0" calcext:value-type="float">
            <text:p>0,0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0" calcext:value-type="float">
            <text:p>10</text:p>
          </table:table-cell>
          <table:table-cell table:style-name="ce62" table:formula="of:=[.S7]/([.S7]+[.T7])" office:value-type="float" office:value="0.722222222222222" calcext:value-type="float">
            <text:p>0,7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62" table:formula="of:=[.V7]/([.V7]+[.W7])" office:value-type="float" office:value="0.111111111111111" calcext:value-type="float">
            <text:p>0,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2" calcext:value-type="float">
            <text:p>112</text:p>
          </table:table-cell>
          <table:table-cell table:style-name="ce38" table:formula="of:=[.Y7]/([.Y7]+[.Z7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7" calcext:value-type="float">
            <text:p>7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6+[.E8]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38" table:formula="of:=[.J8]/([.J8]+[.K8])" office:value-type="float" office:value="0.446808510638298" calcext:value-type="float">
            <text:p>0,4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38" table:formula="of:=[.M8]/([.M8]+[.N8])" office:value-type="float" office:value="0.0212765957446808" calcext:value-type="float">
            <text:p>0,0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38" table:formula="of:=[.P8]/([.P8]+[.Q8])" office:value-type="float" office:value="0" calcext:value-type="float">
            <text:p>0,0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7" calcext:value-type="float">
            <text:p>17</text:p>
          </table:table-cell>
          <table:table-cell table:style-name="ce62" table:formula="of:=[.S8]/([.S8]+[.T8])" office:value-type="float" office:value="0.638297872340426" calcext:value-type="float">
            <text:p>0,6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62" table:formula="of:=[.V8]/([.V8]+[.W8])" office:value-type="float" office:value="0.0638297872340425" calcext:value-type="float">
            <text:p>0,0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5" calcext:value-type="float">
            <text:p>35</text:p>
          </table:table-cell>
          <table:table-cell table:style-name="ce38" table:formula="of:=[.Y8]/([.Y8]+[.Z8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6" office:value-type="string" calcext:value-type="string">
            <text:p>A</text:p>
          </table:table-cell>
          <table:table-cell table:style-name="ce24" office:value-type="float" office:value="8" calcext:value-type="float">
            <text:p>8</text:p>
          </table:table-cell>
          <table:table-cell table:style-name="ce16" office:value-type="string" calcext:value-type="string">
            <text:p>N</text:p>
          </table:table-cell>
          <table:table-cell table:style-name="ce24" office:value-type="float" office:value="0.9" calcext:value-type="float">
            <text:p>0,9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formula="of:=6+[.E9]"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38" table:formula="of:=[.J9]/([.J9]+[.K9])" office:value-type="float" office:value="0.574468085106383" calcext:value-type="float">
            <text:p>0,5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38" table:formula="of:=[.M9]/([.M9]+[.N9])" office:value-type="float" office:value="0.106382978723404" calcext:value-type="float">
            <text:p>0,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38" table:formula="of:=[.P9]/([.P9]+[.Q9])" office:value-type="float" office:value="0.0857142857142857" calcext:value-type="float">
            <text:p>0,0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62" table:formula="of:=[.S9]/([.S9]+[.T9])" office:value-type="float" office:value="0.553191489361702" calcext:value-type="float">
            <text:p>0,5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62" table:formula="of:=[.V9]/([.V9]+[.W9])" office:value-type="float" office:value="0.148936170212766" calcext:value-type="float">
            <text:p>0,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38" table:formula="of:=[.Y9]/([.Y9]+[.Z9])" office:value-type="float" office:value="0.0571428571428571" calcext:value-type="float">
            <text:p>0,06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1" calcext:value-type="float">
            <text:p>1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0]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39" table:formula="of:=[.J10]/([.J10]+[.K10])" office:value-type="float" office:value="0.9" calcext:value-type="float">
            <text:p>0,9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60" table:formula="of:=[.M10]/([.M10]+[.N10])" office:value-type="float" office:value="0.3" calcext:value-type="float">
            <text:p>0,3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51" calcext:value-type="float">
            <text:p>151</text:p>
          </table:table-cell>
          <table:table-cell table:style-name="ce39" table:formula="of:=[.P10]/([.P10]+[.Q10])" office:value-type="float" office:value="0.0194805194805195" calcext:value-type="float">
            <text:p>0,02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60" office:value-type="float" office:value="0.875" calcext:value-type="float">
            <text:p>0,88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8" calcext:value-type="float">
            <text:p>8</text:p>
          </table:table-cell>
          <table:table-cell table:style-name="ce60" table:formula="of:=[.V10]/([.V10]+[.W10])" office:value-type="float" office:value="0.2" calcext:value-type="float">
            <text:p>0,2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" calcext:value-type="float">
            <text:p>154</text:p>
          </table:table-cell>
          <table:table-cell table:style-name="ce39" table:formula="of:=[.Y10]/([.Y10]+[.Z10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2" calcext:value-type="float">
            <text:p>2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3" calcext:value-type="float">
            <text:p>0,3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1]" office:value-type="float" office:value="7" calcext:value-type="float">
            <text:p>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39" table:formula="of:=[.J11]/([.J11]+[.K11])" office:value-type="float" office:value="1" calcext:value-type="float">
            <text:p>1,00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60" table:formula="of:=[.M11]/([.M11]+[.N11])" office:value-type="float" office:value="0.3" calcext:value-type="float">
            <text:p>0,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3" calcext:value-type="float">
            <text:p>153</text:p>
          </table:table-cell>
          <table:table-cell table:style-name="ce39" table:formula="of:=[.P11]/([.P11]+[.Q11])" office:value-type="float" office:value="0.00649350649350649" calcext:value-type="float">
            <text:p>0,0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60" office:value-type="float" office:value="1" calcext:value-type="float">
            <text:p>1,0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9" calcext:value-type="float">
            <text:p>9</text:p>
          </table:table-cell>
          <table:table-cell table:style-name="ce60" table:formula="of:=[.V11]/([.V11]+[.W11])" office:value-type="float" office:value="0.1" calcext:value-type="float">
            <text:p>0,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54" calcext:value-type="float">
            <text:p>154</text:p>
          </table:table-cell>
          <table:table-cell table:style-name="ce39" table:formula="of:=[.Y11]/([.Y11]+[.Z11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3" calcext:value-type="float">
            <text:p>3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2]" office:value-type="float" office:value="6" calcext:value-type="float">
            <text:p>6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[.J12]/([.J12]+[.K12])" office:value-type="float" office:value="0.8125" calcext:value-type="float">
            <text:p>0,8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4" calcext:value-type="float">
            <text:p>14</text:p>
          </table:table-cell>
          <table:table-cell table:style-name="ce60" table:formula="of:=[.M12]/([.M12]+[.N12])" office:value-type="float" office:value="0.125" calcext:value-type="float">
            <text:p>0,13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" calcext:value-type="float">
            <text:p>112</text:p>
          </table:table-cell>
          <table:table-cell table:style-name="ce39" table:formula="of:=[.P12]/([.P12]+[.Q12])" office:value-type="float" office:value="0" calcext:value-type="float">
            <text:p>0,00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807692307692308" calcext:value-type="float">
            <text:p>0,8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table:style-name="ce60" table:formula="of:=[.V12]/([.V12]+[.W12])" office:value-type="float" office:value="0.0625" calcext:value-type="float">
            <text:p>0,06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12" calcext:value-type="float">
            <text:p>112</text:p>
          </table:table-cell>
          <table:table-cell table:style-name="ce39" table:formula="of:=[.Y12]/([.Y12]+[.Z1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4" calcext:value-type="float">
            <text:p>4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5" calcext:value-type="float">
            <text:p>0,5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3]" office:value-type="float" office:value="7" calcext:value-type="float">
            <text:p>7</text:p>
          </table:table-cell>
          <table:table-cell table:number-columns-repeated="2" table:style-name="ce25" office:value-type="float" office:value="16" calcext:value-type="float">
            <text:p>16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39" table:formula="of:=[.J13]/([.J13]+[.K13])" office:value-type="float" office:value="0.8125" calcext:value-type="float">
            <text:p>0,8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60" table:formula="of:=[.M13]/([.M13]+[.N13])" office:value-type="float" office:value="0.1875" calcext:value-type="float">
            <text:p>0,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1" calcext:value-type="float">
            <text:p>111</text:p>
          </table:table-cell>
          <table:table-cell table:style-name="ce39" table:formula="of:=[.P13]/([.P13]+[.Q13])" office:value-type="float" office:value="0.00892857142857143" calcext:value-type="float">
            <text:p>0,0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846153846153846" calcext:value-type="float">
            <text:p>0,8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3" calcext:value-type="float">
            <text:p>13</text:p>
          </table:table-cell>
          <table:table-cell table:style-name="ce60" table:formula="of:=[.V13]/([.V13]+[.W13])" office:value-type="float" office:value="0.1875" calcext:value-type="float">
            <text:p>0,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11" calcext:value-type="float">
            <text:p>111</text:p>
          </table:table-cell>
          <table:table-cell table:style-name="ce39" table:formula="of:=[.Y13]/([.Y13]+[.Z13])" office:value-type="float" office:value="0.00892857142857143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5" calcext:value-type="float">
            <text:p>5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4]" office:value-type="float" office:value="6" calcext:value-type="float">
            <text:p>6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2" calcext:value-type="float">
            <text:p>72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39" table:formula="of:=[.J14]/([.J14]+[.K14])" office:value-type="float" office:value="0.818181818181818" calcext:value-type="float">
            <text:p>0,8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M14]/([.M14]+[.N14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P14]/([.P14]+[.Q14])" office:value-type="float" office:value="0" calcext:value-type="float">
            <text:p>0,00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3" calcext:value-type="float">
            <text:p>3</text:p>
          </table:table-cell>
          <table:table-cell table:style-name="ce60" office:value-type="float" office:value="0.527777777777778" calcext:value-type="float">
            <text:p>0,5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V14]/([.V14]+[.W14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Y14]/([.Y14]+[.Z14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6" calcext:value-type="float">
            <text:p>6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7" calcext:value-type="float">
            <text:p>0,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6+[.E15]" office:value-type="float" office:value="7" calcext:value-type="float">
            <text:p>7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4" calcext:value-type="float">
            <text:p>8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39" table:formula="of:=[.J15]/([.J15]+[.K15])" office:value-type="float" office:value="0.818181818181818" calcext:value-type="float">
            <text:p>0,82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18" calcext:value-type="float">
            <text:p>18</text:p>
          </table:table-cell>
          <table:table-cell table:style-name="ce60" table:formula="of:=[.M15]/([.M15]+[.N15])" office:value-type="float" office:value="0.181818181818182" calcext:value-type="float">
            <text:p>0,18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P15]/([.P15]+[.Q15])" office:value-type="float" office:value="0" calcext:value-type="float">
            <text:p>0,00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4" calcext:value-type="float">
            <text:p>4</text:p>
          </table:table-cell>
          <table:table-cell table:style-name="ce60" office:value-type="float" office:value="0.722222222222222" calcext:value-type="float">
            <text:p>0,7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1" calcext:value-type="float">
            <text:p>21</text:p>
          </table:table-cell>
          <table:table-cell table:style-name="ce60" table:formula="of:=[.V15]/([.V15]+[.W15])" office:value-type="float" office:value="0.0454545454545455" calcext:value-type="float">
            <text:p>0,0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70" calcext:value-type="float">
            <text:p>70</text:p>
          </table:table-cell>
          <table:table-cell table:style-name="ce39" table:formula="of:=[.Y15]/([.Y15]+[.Z15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7" office:value-type="string" calcext:value-type="string">
            <text:p>B</text:p>
          </table:table-cell>
          <table:table-cell table:style-name="ce25" office:value-type="float" office:value="7" calcext:value-type="float">
            <text:p>7</text:p>
          </table:table-cell>
          <table:table-cell table:style-name="ce17" office:value-type="string" calcext:value-type="string">
            <text:p>N</text:p>
          </table:table-cell>
          <table:table-cell table:style-name="ce25" office:value-type="float" office:value="0.9" calcext:value-type="float">
            <text:p>0,9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6+[.E16]" office:value-type="float" office:value="6" calcext:value-type="float">
            <text:p>6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58" calcext:value-type="float">
            <text:p>5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  <table:table-cell table:style-name="ce39" table:formula="of:=[.J16]/([.J16]+[.K16])" office:value-type="float" office:value="0.655172413793103" calcext:value-type="float">
            <text:p>0,6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" calcext:value-type="float">
            <text:p>25</text:p>
          </table:table-cell>
          <table:table-cell table:style-name="ce60" table:formula="of:=[.M16]/([.M16]+[.N16])" office:value-type="float" office:value="0.137931034482759" calcext:value-type="float">
            <text:p>0,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" calcext:value-type="float">
            <text:p>20</text:p>
          </table:table-cell>
          <table:table-cell table:style-name="ce39" table:formula="of:=[.P16]/([.P16]+[.Q16])" office:value-type="float" office:value="0.0476190476190476" calcext:value-type="float">
            <text:p>0,05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7" calcext:value-type="float">
            <text:p>7</text:p>
          </table:table-cell>
          <table:table-cell table:style-name="ce60" office:value-type="float" office:value="0.51063829787234" calcext:value-type="float">
            <text:p>0,5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" calcext:value-type="float">
            <text:p>26</text:p>
          </table:table-cell>
          <table:table-cell table:style-name="ce60" table:formula="of:=[.V16]/([.V16]+[.W16])" office:value-type="float" office:value="0.103448275862069" calcext:value-type="float">
            <text:p>0,1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21" calcext:value-type="float">
            <text:p>21</text:p>
          </table:table-cell>
          <table:table-cell table:style-name="ce39" table:formula="of:=[.Y16]/([.Y16]+[.Z16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8" office:value-type="string" calcext:value-type="string">
            <text:p>B</text:p>
          </table:table-cell>
          <table:table-cell table:style-name="ce26" office:value-type="float" office:value="8" calcext:value-type="float">
            <text:p>8</text:p>
          </table:table-cell>
          <table:table-cell table:style-name="ce18" office:value-type="string" calcext:value-type="string">
            <text:p>N</text:p>
          </table:table-cell>
          <table:table-cell table:style-name="ce26" office:value-type="float" office:value="0.9" calcext:value-type="float">
            <text:p>0,9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6+[.E17]" office:value-type="float" office:value="7" calcext:value-type="float">
            <text:p>7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7" calcext:value-type="float">
            <text:p>7</text:p>
          </table:table-cell>
          <table:table-cell table:style-name="ce39" table:formula="of:=[.J17]/([.J17]+[.K17])" office:value-type="float" office:value="0.758620689655172" calcext:value-type="float">
            <text:p>0,76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5" calcext:value-type="float">
            <text:p>25</text:p>
          </table:table-cell>
          <table:table-cell table:style-name="ce60" table:formula="of:=[.M17]/([.M17]+[.N17])" office:value-type="float" office:value="0.137931034482759" calcext:value-type="float">
            <text:p>0,14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42" table:formula="of:=[.P17]/([.P17]+[.Q17])" office:value-type="float" office:value="0" calcext:value-type="float">
            <text:p>0,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9" calcext:value-type="float">
            <text:p>9</text:p>
          </table:table-cell>
          <table:table-cell table:style-name="ce63" office:value-type="float" office:value="0.638297872340426" calcext:value-type="float">
            <text:p>0,64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7" calcext:value-type="float">
            <text:p>27</text:p>
          </table:table-cell>
          <table:table-cell table:style-name="ce60" table:formula="of:=[.V17]/([.V17]+[.W17])" office:value-type="float" office:value="0.0689655172413793" calcext:value-type="float">
            <text:p>0,07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1" calcext:value-type="float">
            <text:p>21</text:p>
          </table:table-cell>
          <table:table-cell table:style-name="ce42" table:formula="of:=[.Y17]/([.Y17]+[.Z17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1" calcext:value-type="float">
            <text:p>1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18]" office:value-type="float" office:value="6" calcext:value-type="float">
            <text:p>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18]/([.J18]+[.K18])" office:value-type="float" office:value="1" calcext:value-type="float">
            <text:p>1,0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M18]/([.M18]+[.N18])" office:value-type="float" office:value="0.9" calcext:value-type="float">
            <text:p>0,9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P18]/([.P18]+[.Q18])" office:value-type="float" office:value="0" calcext:value-type="float">
            <text:p>0,0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64" table:formula="of:=[.S18]/([.S18]+[.T18])" office:value-type="float" office:value="0.9" calcext:value-type="float">
            <text:p>0,9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64" table:formula="of:=[.V18]/([.V18]+[.W18])" office:value-type="float" office:value="0.8" calcext:value-type="float">
            <text:p>0,8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Y18]/([.Y18]+[.Z18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2" calcext:value-type="float">
            <text:p>2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3" calcext:value-type="float">
            <text:p>0,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19]" office:value-type="float" office:value="7" calcext:value-type="float">
            <text:p>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19]/([.J19]+[.K19])" office:value-type="float" office:value="1" calcext:value-type="float">
            <text:p>1,00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3" calcext:value-type="float">
            <text:p>3</text:p>
          </table:table-cell>
          <table:table-cell table:style-name="ce40" table:formula="of:=[.M19]/([.M19]+[.N19])" office:value-type="float" office:value="0.7" calcext:value-type="float">
            <text:p>0,7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style-name="ce40" table:formula="of:=[.P19]/([.P19]+[.Q19])" office:value-type="float" office:value="0" calcext:value-type="float">
            <text:p>0,00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19]/([.S19]+[.T19])" office:value-type="float" office:value="1" calcext:value-type="float">
            <text:p>1,0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64" table:formula="of:=[.V19]/([.V19]+[.W19])" office:value-type="float" office:value="0.8" calcext:value-type="float">
            <text:p>0,8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53" calcext:value-type="float">
            <text:p>153</text:p>
          </table:table-cell>
          <table:table-cell table:style-name="ce40" table:formula="of:=[.Y19]/([.Y19]+[.Z19])" office:value-type="float" office:value="0.00649350649350649" calcext:value-type="float">
            <text:p>0,01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3" calcext:value-type="float">
            <text:p>3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0]" office:value-type="float" office:value="6" calcext:value-type="float">
            <text:p>6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219" calcext:value-type="float">
            <text:p>219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40" table:formula="of:=[.J20]/([.J20]+[.K20])" office:value-type="float" office:value="0.9375" calcext:value-type="float">
            <text:p>0,9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0]/([.M20]+[.N20])" office:value-type="float" office:value="0.875" calcext:value-type="float">
            <text:p>0,8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style-name="ce40" table:formula="of:=[.P20]/([.P20]+[.Q20])" office:value-type="float" office:value="0.0267857142857143" calcext:value-type="float">
            <text:p>0,0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0]/([.S20]+[.T20])" office:value-type="float" office:value="1" calcext:value-type="float">
            <text:p>1,00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5" calcext:value-type="float">
            <text:p>5</text:p>
          </table:table-cell>
          <table:table-cell table:style-name="ce64" table:formula="of:=[.V20]/([.V20]+[.W20])" office:value-type="float" office:value="0.6875" calcext:value-type="float">
            <text:p>0,69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2" calcext:value-type="float">
            <text:p>112</text:p>
          </table:table-cell>
          <table:table-cell table:style-name="ce40" table:formula="of:=[.Y20]/([.Y20]+[.Z20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4" calcext:value-type="float">
            <text:p>4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5" calcext:value-type="float">
            <text:p>0,5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1]" office:value-type="float" office:value="7" calcext:value-type="float">
            <text:p>7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1]/([.J21]+[.K21])" office:value-type="float" office:value="1" calcext:value-type="float">
            <text:p>1,0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40" table:formula="of:=[.M21]/([.M21]+[.N21])" office:value-type="float" office:value="0.8125" calcext:value-type="float">
            <text:p>0,8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style-name="ce40" table:formula="of:=[.P21]/([.P21]+[.Q21])" office:value-type="float" office:value="0.0267857142857143" calcext:value-type="float">
            <text:p>0,03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64" table:formula="of:=[.S21]/([.S21]+[.T21])" office:value-type="float" office:value="0.9375" calcext:value-type="float">
            <text:p>0,9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" calcext:value-type="float">
            <text:p>3</text:p>
          </table:table-cell>
          <table:table-cell table:style-name="ce64" table:formula="of:=[.V21]/([.V21]+[.W21])" office:value-type="float" office:value="0.8125" calcext:value-type="float">
            <text:p>0,8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7" calcext:value-type="float">
            <text:p>107</text:p>
          </table:table-cell>
          <table:table-cell table:style-name="ce40" table:formula="of:=[.Y21]/([.Y21]+[.Z21])" office:value-type="float" office:value="0.0446428571428571" calcext:value-type="float">
            <text:p>0,04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5" calcext:value-type="float">
            <text:p>5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2]" office:value-type="float" office:value="6" calcext:value-type="float">
            <text:p>6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2]/([.J22]+[.K22])" office:value-type="float" office:value="1" calcext:value-type="float">
            <text:p>1,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2]/([.M22]+[.N22])" office:value-type="float" office:value="0.909090909090909" calcext:value-type="float">
            <text:p>0,9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P22]/([.P22]+[.Q22])" office:value-type="float" office:value="0" calcext:value-type="float">
            <text:p>0,0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2]/([.S22]+[.T22])" office:value-type="float" office:value="1" calcext:value-type="float">
            <text:p>1,0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" calcext:value-type="float">
            <text:p>7</text:p>
          </table:table-cell>
          <table:table-cell table:style-name="ce64" table:formula="of:=[.V22]/([.V22]+[.W22])" office:value-type="float" office:value="0.681818181818182" calcext:value-type="float">
            <text:p>0,6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Y22]/([.Y22]+[.Z22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6" calcext:value-type="float">
            <text:p>6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7" calcext:value-type="float">
            <text:p>0,7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3]" office:value-type="float" office:value="7" calcext:value-type="float">
            <text:p>7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3]/([.J23]+[.K23])" office:value-type="float" office:value="1" calcext:value-type="float">
            <text:p>1,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3]/([.M23]+[.N23])" office:value-type="float" office:value="0.909090909090909" calcext:value-type="float">
            <text:p>0,9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9" calcext:value-type="float">
            <text:p>69</text:p>
          </table:table-cell>
          <table:table-cell table:style-name="ce40" table:formula="of:=[.P23]/([.P23]+[.Q23])" office:value-type="float" office:value="0.0142857142857143" calcext:value-type="float">
            <text:p>0,01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3]/([.S23]+[.T23])" office:value-type="float" office:value="1" calcext:value-type="float">
            <text:p>1,0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64" table:formula="of:=[.V23]/([.V23]+[.W23])" office:value-type="float" office:value="0.363636363636364" calcext:value-type="float">
            <text:p>0,3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style-name="ce40" table:formula="of:=[.Y23]/([.Y23]+[.Z23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7" calcext:value-type="float">
            <text:p>7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0" calcext:value-type="float">
            <text:p>0</text:p>
          </table:table-cell>
          <table:table-cell table:style-name="ce27" table:formula="of:=6+[.E24]" office:value-type="float" office:value="6" calcext:value-type="float">
            <text:p>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4]/([.J24]+[.K24])" office:value-type="float" office:value="1" calcext:value-type="float">
            <text:p>1,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" calcext:value-type="float">
            <text:p>2</text:p>
          </table:table-cell>
          <table:table-cell table:style-name="ce40" table:formula="of:=[.M24]/([.M24]+[.N24])" office:value-type="float" office:value="0.931034482758621" calcext:value-type="float">
            <text:p>0,9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P24]/([.P24]+[.Q24])" office:value-type="float" office:value="0" calcext:value-type="float">
            <text:p>0,0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4]/([.S24]+[.T24])" office:value-type="float" office:value="1" calcext:value-type="float">
            <text:p>1,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3" calcext:value-type="float">
            <text:p>13</text:p>
          </table:table-cell>
          <table:table-cell table:style-name="ce64" table:formula="of:=[.V24]/([.V24]+[.W24])" office:value-type="float" office:value="0.551724137931034" calcext:value-type="float">
            <text:p>0,5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Y24]/([.Y24]+[.Z24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style-name="ce19" office:value-type="string" calcext:value-type="string">
            <text:p>C</text:p>
          </table:table-cell>
          <table:table-cell table:style-name="ce27" office:value-type="float" office:value="8" calcext:value-type="float">
            <text:p>8</text:p>
          </table:table-cell>
          <table:table-cell table:style-name="ce19" office:value-type="string" calcext:value-type="string">
            <text:p>Y</text:p>
          </table:table-cell>
          <table:table-cell table:style-name="ce27" office:value-type="float" office:value="0.9" calcext:value-type="float">
            <text:p>0,9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formula="of:=6+[.E25]" office:value-type="float" office:value="7" calcext:value-type="float">
            <text:p>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40" table:formula="of:=[.J25]/([.J25]+[.K25])" office:value-type="float" office:value="1" calcext:value-type="float">
            <text:p>1,0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" calcext:value-type="float">
            <text:p>4</text:p>
          </table:table-cell>
          <table:table-cell table:style-name="ce40" table:formula="of:=[.M25]/([.M25]+[.N25])" office:value-type="float" office:value="0.862068965517241" calcext:value-type="float">
            <text:p>0,86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P25]/([.P25]+[.Q25])" office:value-type="float" office:value="0" calcext:value-type="float">
            <text:p>0,0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0" calcext:value-type="float">
            <text:p>0</text:p>
          </table:table-cell>
          <table:table-cell table:style-name="ce64" table:formula="of:=[.S25]/([.S25]+[.T25])" office:value-type="float" office:value="1" calcext:value-type="float">
            <text:p>1,00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" calcext:value-type="float">
            <text:p>11</text:p>
          </table:table-cell>
          <table:table-cell table:style-name="ce64" table:formula="of:=[.V25]/([.V25]+[.W25])" office:value-type="float" office:value="0.620689655172414" calcext:value-type="float">
            <text:p>0,6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style-name="ce40" table:formula="of:=[.Y25]/([.Y25]+[.Z25])" office:value-type="float" office:value="0" calcext:value-type="float">
            <text:p>0,0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52 participantes sem sens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2 participantes sem sens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2 participantes com sensores – número de usuários por variáveis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TAR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table:style-name="ce41"/>
          <table:table-cell table:number-columns-repeated="1002"/>
        </table:table-row>
        <table:table-row table:style-name="ro1">
          <table:table-cell table:number-columns-repeated="8"/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Default"/>
          <table:table-cell/>
          <table:table-cell office:value-type="string" calcext:value-type="string">
            <text:p>TAR</text:p>
          </table:table-cell>
          <table:table-cell table:style-name="Default" office:value-type="string" calcext:value-type="string">
            <text:p>TRR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RR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TRR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36" office:value-type="string" calcext:value-type="string" table:number-columns-spanned="2" table:number-rows-spanned="1">
            <text:p>A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B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C</text:p>
          </table:table-cell>
          <table:covered-table-cell table:style-name="ce48"/>
          <table:table-cell/>
          <table:table-cell office:value-type="float" office:value="1" calcext:value-type="float">
            <text:p>1</text:p>
          </table:table-cell>
          <table:table-cell table:style-name="ce52" office:value-type="float" office:value="0.3" calcext:value-type="float">
            <text:p>0,30</text:p>
          </table:table-cell>
          <table:table-cell table:style-name="ce52" office:value-type="float" office:value="1" calcext:value-type="float">
            <text:p>1,00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1" calcext:value-type="float">
            <text:p>1,00</text:p>
          </table:table-cell>
          <table:table-cell table:formula="of:= [.M32]/[.L32] - 1" office:value-type="float" office:value="0.111111111111111" calcext:value-type="float">
            <text:p>0,111</text:p>
          </table:table-cell>
          <table:table-cell table:style-name="Default"/>
          <table:table-cell table:style-name="ce70" office:value-type="percentage" office:value="0.3" calcext:value-type="percentage">
            <text:p>30%</text:p>
          </table:table-cell>
          <table:table-cell table:formula="of:=SUM([.J2:.J3])/SUM([.G2:.G3])" office:value-type="float" office:value="1" calcext:value-type="float">
            <text:p>1</text:p>
          </table:table-cell>
          <table:table-cell table:style-name="Default" table:formula="of:=1 - SUM([.P2:.P3])/SUM([.P2:.Q3])" office:value-type="float" office:value="0.994071146245059" calcext:value-type="float">
            <text:p>0,994071146245059</text:p>
          </table:table-cell>
          <table:table-cell table:formula="of:=SUM([.J10:.J11])/SUM([.G10:.G11])" office:value-type="float" office:value="0.95" calcext:value-type="float">
            <text:p>0,95</text:p>
          </table:table-cell>
          <table:table-cell table:formula="of:=1 - SUM([.P10:.P11])/SUM([.P10:.Q11])" office:value-type="float" office:value="0.987012987012987" calcext:value-type="float">
            <text:p>0,987012987012987</text:p>
          </table:table-cell>
          <table:table-cell table:style-name="ce41" table:formula="of:=SUM([.J18:.J19])/SUM([.G18:.G19])" office:value-type="float" office:value="1" calcext:value-type="float">
            <text:p>1,000</text:p>
          </table:table-cell>
          <table:table-cell table:formula="of:=1 - SUM([.P18:.P19])/SUM([.P18:.Q19]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3"/>
          <table:table-cell table:style-name="ce43" office:value-type="string" calcext:value-type="string">
            <text:p>RF</text:p>
          </table:table-cell>
          <table:table-cell table:style-name="ce43" office:value-type="string" calcext:value-type="string">
            <text:p>RF+GRID</text:p>
          </table:table-cell>
          <table:table-cell table:style-name="ce43" office:value-type="string" calcext:value-type="string">
            <text:p>RF</text:p>
          </table:table-cell>
          <table:table-cell table:style-name="ce43" office:value-type="string" calcext:value-type="string">
            <text:p>RF+GRID</text:p>
          </table:table-cell>
          <table:table-cell table:style-name="ce43" office:value-type="string" calcext:value-type="string">
            <text:p>RF</text:p>
          </table:table-cell>
          <table:table-cell table:style-name="ce49" office:value-type="string" calcext:value-type="string">
            <text:p>RF+GRI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2" office:value-type="float" office:value="0.3" calcext:value-type="float">
            <text:p>0,30</text:p>
          </table:table-cell>
          <table:table-cell table:number-columns-repeated="3" table:style-name="ce52" office:value-type="float" office:value="1" calcext:value-type="float">
            <text:p>1,00</text:p>
          </table:table-cell>
          <table:table-cell table:formula="of:= [.M33]/[.L33] - 1" office:value-type="float" office:value="0" calcext:value-type="float">
            <text:p>0,000</text:p>
          </table:table-cell>
          <table:table-cell table:style-name="Default"/>
          <table:table-cell table:style-name="ce70" office:value-type="percentage" office:value="0.5" calcext:value-type="percentage">
            <text:p>50%</text:p>
          </table:table-cell>
          <table:table-cell table:formula="of:=SUM([.J4:.J5])/SUM([.G4:.G5])" office:value-type="float" office:value="0.846153846153846" calcext:value-type="float">
            <text:p>0,846153846153846</text:p>
          </table:table-cell>
          <table:table-cell table:style-name="Default" table:formula="of:=1 - SUM([.P4:.P5])/SUM([.P4:.Q5])" office:value-type="float" office:value="0.991758241758242" calcext:value-type="float">
            <text:p>0,991758241758242</text:p>
          </table:table-cell>
          <table:table-cell table:formula="of:=SUM([.J12:.J13])/SUM([.G12:.G13])" office:value-type="float" office:value="0.8125" calcext:value-type="float">
            <text:p>0,8125</text:p>
          </table:table-cell>
          <table:table-cell table:formula="of:=1 - SUM([.P12:.P13])/SUM([.P12:.Q13])" office:value-type="float" office:value="0.995535714285714" calcext:value-type="float">
            <text:p>0,995535714285714</text:p>
          </table:table-cell>
          <table:table-cell table:formula="of:=SUM([.J20:.J21])/SUM([.G20:.G21])" office:value-type="float" office:value="0.96875" calcext:value-type="float">
            <text:p>0,96875</text:p>
          </table:table-cell>
          <table:table-cell table:formula="of:=1 - SUM([.P19:.P20])/SUM([.P19:.Q20])" office:value-type="float" office:value="0.988721804511278" calcext:value-type="float">
            <text:p>0,988721804511278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TAR</text:p>
          </table:table-cell>
          <table:table-cell table:style-name="ce44" table:formula="of:=SUM([.J2:.J9])/SUM([.G2:.G9])" office:value-type="percentage" office:value="0.688" calcext:value-type="percentage">
            <text:p>68,80%</text:p>
          </table:table-cell>
          <table:table-cell table:style-name="ce44" table:formula="of:=SUM([.S2:.S9])/SUM([.$G$2:.$G$9])" office:value-type="percentage" office:value="0.648" calcext:value-type="percentage">
            <text:p>64,80%</text:p>
          </table:table-cell>
          <table:table-cell table:style-name="ce44" table:formula="of:=SUM([.J10:.J17])/SUM([.G10:.G17])" office:value-type="percentage" office:value="0.792207792207792" calcext:value-type="percentage">
            <text:p>79,22%</text:p>
          </table:table-cell>
          <table:table-cell table:style-name="ce44" table:formula="of:=SUM([.S10:.S17])/SUM([.G10:.G17])" office:value-type="percentage" office:value="0.805194805194805" calcext:value-type="percentage">
            <text:p>80,52%</text:p>
          </table:table-cell>
          <table:table-cell table:style-name="ce44" table:formula="of:=SUM([.J18:.J25])/SUM([.G18:.G25])" office:value-type="percentage" office:value="0.993506493506493" calcext:value-type="percentage">
            <text:p>99,35%</text:p>
          </table:table-cell>
          <table:table-cell table:style-name="ce50" table:formula="of:=SUM([.S18:.S25])/SUM([.G18:.G25])" office:value-type="percentage" office:value="0.987012987012987" calcext:value-type="percentage">
            <text:p>98,70%</text:p>
          </table:table-cell>
          <table:table-cell/>
          <table:table-cell office:value-type="float" office:value="3" calcext:value-type="float">
            <text:p>3</text:p>
          </table:table-cell>
          <table:table-cell table:style-name="ce52" office:value-type="float" office:value="0.5" calcext:value-type="float">
            <text:p>0,50</text:p>
          </table:table-cell>
          <table:table-cell table:style-name="ce52" office:value-type="float" office:value="0.846153846153846" calcext:value-type="float">
            <text:p>0,85</text:p>
          </table:table-cell>
          <table:table-cell table:style-name="ce52" office:value-type="float" office:value="0.8125" calcext:value-type="float">
            <text:p>0,81</text:p>
          </table:table-cell>
          <table:table-cell table:style-name="ce52" office:value-type="float" office:value="0.9375" calcext:value-type="float">
            <text:p>0,94</text:p>
          </table:table-cell>
          <table:table-cell table:formula="of:= [.M34]/[.L34] - 1" office:value-type="float" office:value="0.153846153846154" calcext:value-type="float">
            <text:p>0,154</text:p>
          </table:table-cell>
          <table:table-cell table:style-name="Default"/>
          <table:table-cell table:style-name="ce70" office:value-type="percentage" office:value="0.7" calcext:value-type="percentage">
            <text:p>70%</text:p>
          </table:table-cell>
          <table:table-cell table:formula="of:=SUM([.J6:.J7])/SUM([.G6:.G7])" office:value-type="float" office:value="0.666666666666667" calcext:value-type="float">
            <text:p>0,666666666666667</text:p>
          </table:table-cell>
          <table:table-cell table:style-name="Default" table:formula="of:=1 - SUM([.P6:.P7])/SUM([.P6:.Q7])" office:value-type="float" office:value="0.991071428571429" calcext:value-type="float">
            <text:p>0,991071428571429</text:p>
          </table:table-cell>
          <table:table-cell table:formula="of:=SUM([.J14:.J15])/SUM([.G14:.G15])" office:value-type="float" office:value="0.818181818181818" calcext:value-type="float">
            <text:p>0,818181818181818</text:p>
          </table:table-cell>
          <table:table-cell table:formula="of:=1 - SUM([.P14:.P15])/SUM([.P14:.Q15])" office:value-type="float" office:value="1" calcext:value-type="float">
            <text:p>1</text:p>
          </table:table-cell>
          <table:table-cell table:formula="of:=SUM([.J22:.J23])/SUM([.G22:.G23])" office:value-type="float" office:value="1" calcext:value-type="float">
            <text:p>1</text:p>
          </table:table-cell>
          <table:table-cell table:formula="of:=1 - SUM([.P20:.P21])/SUM([.P20:.Q21])" office:value-type="float" office:value="0.973214285714286" calcext:value-type="float">
            <text:p>0,973214285714286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FRR</text:p>
          </table:table-cell>
          <table:table-cell table:style-name="ce44" table:formula="of:=SUM([.K2:.K9])/SUM([.$G$2:.$G$9])" office:value-type="percentage" office:value="0.312" calcext:value-type="percentage">
            <text:p>31,20%</text:p>
          </table:table-cell>
          <table:table-cell table:style-name="ce44" table:formula="of:=SUM([.T2:.T9])/SUM([.G2:.G9])" office:value-type="percentage" office:value="0.352" calcext:value-type="percentage">
            <text:p>35,20%</text:p>
          </table:table-cell>
          <table:table-cell table:style-name="ce44" table:formula="of:=SUM([.K10:.K17])/SUM([.G10:.G17])" office:value-type="percentage" office:value="0.207792207792208" calcext:value-type="percentage">
            <text:p>20,78%</text:p>
          </table:table-cell>
          <table:table-cell table:style-name="ce44" table:formula="of:=SUM([.T10:.T17])/SUM([.G10:.G17])" office:value-type="percentage" office:value="0.194805194805195" calcext:value-type="percentage">
            <text:p>19,48%</text:p>
          </table:table-cell>
          <table:table-cell table:style-name="ce44" table:formula="of:=SUM([.K18:.K25])/SUM([.G18:.G25])" office:value-type="percentage" office:value="0.00649350649350649" calcext:value-type="percentage">
            <text:p>0,65%</text:p>
          </table:table-cell>
          <table:table-cell table:style-name="ce50" table:formula="of:=SUM([.T18:.T25])/SUM([.G18:.G25])" office:value-type="percentage" office:value="0.012987012987013" calcext:value-type="percentage">
            <text:p>1,30%</text:p>
          </table:table-cell>
          <table:table-cell/>
          <table:table-cell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0</text:p>
          </table:table-cell>
          <table:table-cell table:style-name="ce52" office:value-type="float" office:value="0.846153846153846" calcext:value-type="float">
            <text:p>0,85</text:p>
          </table:table-cell>
          <table:table-cell table:style-name="ce52" office:value-type="float" office:value="0.8125" calcext:value-type="float">
            <text:p>0,81</text:p>
          </table:table-cell>
          <table:table-cell table:style-name="ce52" office:value-type="float" office:value="1" calcext:value-type="float">
            <text:p>1,00</text:p>
          </table:table-cell>
          <table:table-cell table:formula="of:= [.M35]/[.L35] - 1" office:value-type="float" office:value="0.230769230769231" calcext:value-type="float">
            <text:p>0,231</text:p>
          </table:table-cell>
          <table:table-cell table:style-name="Default"/>
          <table:table-cell table:style-name="ce70" office:value-type="percentage" office:value="0.9" calcext:value-type="percentage">
            <text:p>90%</text:p>
          </table:table-cell>
          <table:table-cell table:formula="of:=SUM([.J8:.J9])/SUM([.G8:.G9])" office:value-type="float" office:value="0.51063829787234" calcext:value-type="float">
            <text:p>0,51063829787234</text:p>
          </table:table-cell>
          <table:table-cell table:style-name="Default" table:formula="of:=1 - SUM([.P5:.P6])/SUM([.P5:.Q6])" office:value-type="float" office:value="0.989795918367347" calcext:value-type="float">
            <text:p>0,989795918367347</text:p>
          </table:table-cell>
          <table:table-cell table:formula="of:=SUM([.J16:.J17])/SUM([.G16:.G17])" office:value-type="float" office:value="0.706896551724138" calcext:value-type="float">
            <text:p>0,706896551724138</text:p>
          </table:table-cell>
          <table:table-cell table:formula="of:=1 - SUM([.P16:.P17])/SUM([.P16:.Q17])" office:value-type="float" office:value="0.976190476190476" calcext:value-type="float">
            <text:p>0,976190476190476</text:p>
          </table:table-cell>
          <table:table-cell table:formula="of:=SUM([.J23:.J24])/SUM([.G23:.G24])" office:value-type="float" office:value="1" calcext:value-type="float">
            <text:p>1</text:p>
          </table:table-cell>
          <table:table-cell table:formula="of:=1 - SUM([.P21:.P22])/SUM([.P21:.Q22])" office:value-type="float" office:value="0.983516483516483" calcext:value-type="float">
            <text:p>0,983516483516483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FAR</text:p>
          </table:table-cell>
          <table:table-cell table:style-name="ce44" table:formula="of:=SUM([.P2:.P9])/SUM([.P2:.Q9])" office:value-type="percentage" office:value="0.00945017182130584" calcext:value-type="percentage">
            <text:p>0,95%</text:p>
          </table:table-cell>
          <table:table-cell table:style-name="ce44" table:formula="of:=SUM([.Y2:.Y9])/SUM([.Y2:.Z9])" office:value-type="percentage" office:value="0.00515463917525773" calcext:value-type="percentage">
            <text:p>0,52%</text:p>
          </table:table-cell>
          <table:table-cell table:style-name="ce44" table:formula="of:=SUM([.P10:.P17])/SUM([.P10:.Q17])" office:value-type="percentage" office:value="0.00840336134453782" calcext:value-type="percentage">
            <text:p>0,84%</text:p>
          </table:table-cell>
          <table:table-cell table:style-name="ce44" table:formula="of:=SUM([.Y10:.Y17])/SUM([.Y10:.Z17])" office:value-type="percentage" office:value="0.00140056022408964" calcext:value-type="percentage">
            <text:p>0,14%</text:p>
          </table:table-cell>
          <table:table-cell table:style-name="ce44" table:formula="of:=SUM([.P18:.P25])/(SUM([.H18:.H25])*7)" office:value-type="percentage" office:value="0.00980392156862745" calcext:value-type="percentage">
            <text:p>0,98%</text:p>
          </table:table-cell>
          <table:table-cell table:style-name="ce50" table:formula="of:=SUM([.Y18:.Y25])/SUM([.Y18:.Z25])" office:value-type="percentage" office:value="0.00840336134453782" calcext:value-type="percentage">
            <text:p>0,84%</text:p>
          </table:table-cell>
          <table:table-cell/>
          <table:table-cell office:value-type="float" office:value="5" calcext:value-type="float">
            <text:p>5</text:p>
          </table:table-cell>
          <table:table-cell table:style-name="ce52" office:value-type="float" office:value="0.7" calcext:value-type="float">
            <text:p>0,70</text:p>
          </table:table-cell>
          <table:table-cell table:style-name="ce52" office:value-type="float" office:value="0.611111111111111" calcext:value-type="float">
            <text:p>0,61</text:p>
          </table:table-cell>
          <table:table-cell table:style-name="ce52" office:value-type="float" office:value="0.818181818181818" calcext:value-type="float">
            <text:p>0,82</text:p>
          </table:table-cell>
          <table:table-cell table:style-name="ce52" office:value-type="float" office:value="1" calcext:value-type="float">
            <text:p>1,00</text:p>
          </table:table-cell>
          <table:table-cell table:formula="of:= [.M36]/[.L36] - 1" office:value-type="float" office:value="0.222222222222222" calcext:value-type="float">
            <text:p>0,22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31" office:value-type="string" calcext:value-type="string">
            <text:p>TRR</text:p>
          </table:table-cell>
          <table:table-cell table:style-name="ce45" table:formula="of:=SUM([.Q2:.Q9])/SUM([.P2:.Q9])" office:value-type="percentage" office:value="0.990549828178694" calcext:value-type="percentage">
            <text:p>99,05%</text:p>
          </table:table-cell>
          <table:table-cell table:style-name="ce45" table:formula="of:=SUM([.Z2:.Z9])/SUM([.Y2:.Z9])" office:value-type="percentage" office:value="0.994845360824742" calcext:value-type="percentage">
            <text:p>99,48%</text:p>
          </table:table-cell>
          <table:table-cell table:style-name="ce45" table:formula="of:=SUM([.Q10:.Q17])/SUM([.P10:.Q17])" office:value-type="percentage" office:value="0.991596638655462" calcext:value-type="percentage">
            <text:p>99,16%</text:p>
          </table:table-cell>
          <table:table-cell table:style-name="ce45" table:formula="of:=SUM([.Z10:.Z17])/SUM([.Y10:.Z17])" office:value-type="percentage" office:value="0.99859943977591" calcext:value-type="percentage">
            <text:p>99,86%</text:p>
          </table:table-cell>
          <table:table-cell table:style-name="ce45" table:formula="of:=SUM([.Q18:.Q25])/SUM([.P18:.Q25])" office:value-type="percentage" office:value="0.990196078431373" calcext:value-type="percentage">
            <text:p>99,02%</text:p>
          </table:table-cell>
          <table:table-cell table:style-name="ce51" table:formula="of:=SUM([.Z18:.Z25])/SUM([.Y18:.Z25])" office:value-type="percentage" office:value="0.991596638655462" calcext:value-type="percentage">
            <text:p>99,16%</text:p>
          </table:table-cell>
          <table:table-cell/>
          <table:table-cell office:value-type="float" office:value="6" calcext:value-type="float">
            <text:p>6</text:p>
          </table:table-cell>
          <table:table-cell table:style-name="ce52" office:value-type="float" office:value="0.7" calcext:value-type="float">
            <text:p>0,70</text:p>
          </table:table-cell>
          <table:table-cell table:style-name="ce52" office:value-type="float" office:value="0.722222222222222" calcext:value-type="float">
            <text:p>0,72</text:p>
          </table:table-cell>
          <table:table-cell table:style-name="ce52" office:value-type="float" office:value="0.818181818181818" calcext:value-type="float">
            <text:p>0,82</text:p>
          </table:table-cell>
          <table:table-cell table:style-name="ce52" office:value-type="float" office:value="1" calcext:value-type="float">
            <text:p>1,00</text:p>
          </table:table-cell>
          <table:table-cell table:formula="of:= [.M37]/[.L37] - 1" office:value-type="float" office:value="0.222222222222222" calcext:value-type="float">
            <text:p>0,22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0.446808510638298" calcext:value-type="float">
            <text:p>0,45</text:p>
          </table:table-cell>
          <table:table-cell table:style-name="ce52" office:value-type="float" office:value="0.655172413793103" calcext:value-type="float">
            <text:p>0,66</text:p>
          </table:table-cell>
          <table:table-cell table:style-name="ce52" office:value-type="float" office:value="1" calcext:value-type="float">
            <text:p>1,00</text:p>
          </table:table-cell>
          <table:table-cell table:formula="of:= [.M38]/[.L38] - 1" office:value-type="float" office:value="0.526315789473684" calcext:value-type="float">
            <text:p>0,52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52" office:value-type="float" office:value="0.9" calcext:value-type="float">
            <text:p>0,90</text:p>
          </table:table-cell>
          <table:table-cell table:style-name="ce52" office:value-type="float" office:value="0.574468085106383" calcext:value-type="float">
            <text:p>0,57</text:p>
          </table:table-cell>
          <table:table-cell table:style-name="ce52" office:value-type="float" office:value="0.758620689655172" calcext:value-type="float">
            <text:p>0,76</text:p>
          </table:table-cell>
          <table:table-cell table:style-name="ce52" office:value-type="float" office:value="1" calcext:value-type="float">
            <text:p>1,00</text:p>
          </table:table-cell>
          <table:table-cell table:formula="of:= [.M39]/[.L39] - 1" office:value-type="float" office:value="0.318181818181818" calcext:value-type="float">
            <text:p>0,31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2"/>
          <table:table-cell table:style-name="ce36" office:value-type="string" calcext:value-type="string" table:number-columns-spanned="2" table:number-rows-spanned="1">
            <text:p>A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B</text:p>
          </table:table-cell>
          <table:covered-table-cell table:style-name="ce47"/>
          <table:table-cell table:style-name="ce36" office:value-type="string" calcext:value-type="string" table:number-columns-spanned="2" table:number-rows-spanned="1">
            <text:p>C</text:p>
          </table:table-cell>
          <table:covered-table-cell table:style-name="ce48"/>
          <table:table-cell table:number-columns-repeated="2"/>
          <table:table-cell table:style-name="ce1" office:value-type="string" calcext:value-type="string">
            <text:p>num_variables</text:p>
          </table:table-cell>
          <table:table-cell table:number-columns-repeated="3"/>
          <table:table-cell table:style-name="ce59" table:formula="of:=AVERAGE([.N32:.N39])" office:value-type="float" office:value="0.223083568478305" calcext:value-type="float">
            <text:p>0,2231</text:p>
          </table:table-cell>
          <table:table-cell table:number-columns-repeated="1010"/>
        </table:table-row>
        <table:table-row table:style-name="ro1">
          <table:table-cell table:style-name="ce3"/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 table:style-name="ce43" office:value-type="string" calcext:value-type="string">
            <text:p>CLASSE</text:p>
          </table:table-cell>
          <table:table-cell table:style-name="ce43" office:value-type="string" calcext:value-type="string">
            <text:p>LIMIAR</text:p>
          </table:table-cell>
          <table:table-cell/>
          <table:table-cell table:style-name="ce1" office:value-type="string" calcext:value-type="string">
            <text:p>Iteração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AR</text:p>
          </table:table-cell>
          <table:table-cell table:style-name="ce46" table:formula="of:=[.B34]" office:value-type="percentage" office:value="0.688" calcext:value-type="percentage">
            <text:p>68,80%</text:p>
          </table:table-cell>
          <table:table-cell table:style-name="ce46" table:formula="of:=SUM([.M2:.M9])/SUM([.G2:.G9])" office:value-type="percentage" office:value="0.14" calcext:value-type="percentage">
            <text:p>14,00%</text:p>
          </table:table-cell>
          <table:table-cell table:style-name="ce46" table:formula="of:=[.D34]" office:value-type="percentage" office:value="0.792207792207792" calcext:value-type="percentage">
            <text:p>79,22%</text:p>
          </table:table-cell>
          <table:table-cell table:style-name="ce46" table:formula="of:=SUM([.M10:.M17])/SUM([.G10:.G17])" office:value-type="percentage" office:value="0.175324675324675" calcext:value-type="percentage">
            <text:p>17,53%</text:p>
          </table:table-cell>
          <table:table-cell table:style-name="ce46" table:formula="of:=[.F34]" office:value-type="percentage" office:value="0.993506493506493" calcext:value-type="percentage">
            <text:p>99,35%</text:p>
          </table:table-cell>
          <table:table-cell table:style-name="ce46" table:formula="of:=SUM([.M18:.M25])/SUM([.G18:.G25])" office:value-type="percentage" office:value="0.876623376623377" calcext:value-type="percentage">
            <text:p>87,66%</text:p>
          </table:table-cell>
          <table:table-cell/>
          <table:table-cell office:value-type="float" office:value="1" calcext:value-type="float">
            <text:p>1</text:p>
          </table:table-cell>
          <table:table-cell table:style-name="ce52" office:value-type="float" office:value="0.3" calcext:value-type="float">
            <text:p>0,30</text:p>
          </table:table-cell>
          <table:table-cell table:style-name="ce53" office:value-type="float" office:value="99" calcext:value-type="float">
            <text:p>99</text:p>
          </table:table-cell>
          <table:table-cell table:style-name="ce53" office:value-type="float" office:value="144" calcext:value-type="float">
            <text:p>144</text:p>
          </table:table-cell>
          <table:table-cell table:style-name="ce53" office:value-type="float" office:value="289" calcext:value-type="float">
            <text:p>289</text:p>
          </table:table-cell>
          <table:table-cell table:number-columns-repeated="1011"/>
        </table:table-row>
        <table:table-row table:style-name="ro1">
          <table:table-cell table:style-name="ce31" office:value-type="string" calcext:value-type="string">
            <text:p>FRR</text:p>
          </table:table-cell>
          <table:table-cell table:style-name="ce45" table:formula="of:=[.B35]" office:value-type="percentage" office:value="0.312" calcext:value-type="percentage">
            <text:p>31,20%</text:p>
          </table:table-cell>
          <table:table-cell table:style-name="ce45" table:formula="of:=1-[.C42]" office:value-type="percentage" office:value="0.86" calcext:value-type="percentage">
            <text:p>86,00%</text:p>
          </table:table-cell>
          <table:table-cell table:style-name="ce45" table:formula="of:=[.D35]" office:value-type="percentage" office:value="0.207792207792208" calcext:value-type="percentage">
            <text:p>20,78%</text:p>
          </table:table-cell>
          <table:table-cell table:style-name="ce45" table:formula="of:=1-[.E42]" office:value-type="percentage" office:value="0.824675324675325" calcext:value-type="percentage">
            <text:p>82,47%</text:p>
          </table:table-cell>
          <table:table-cell table:style-name="ce45" table:formula="of:=[.F35]" office:value-type="percentage" office:value="0.00649350649350649" calcext:value-type="percentage">
            <text:p>0,65%</text:p>
          </table:table-cell>
          <table:table-cell table:style-name="ce51" table:formula="of:=1-[.G42]" office:value-type="percentage" office:value="0.123376623376623" calcext:value-type="percentage">
            <text:p>12,34%</text:p>
          </table:table-cell>
          <table:table-cell/>
          <table:table-cell office:value-type="float" office:value="2" calcext:value-type="float">
            <text:p>2</text:p>
          </table:table-cell>
          <table:table-cell table:style-name="ce52" office:value-type="float" office:value="0.3" calcext:value-type="float">
            <text:p>0,30</text:p>
          </table:table-cell>
          <table:table-cell table:style-name="ce53" office:value-type="float" office:value="111" calcext:value-type="float">
            <text:p>111</text:p>
          </table:table-cell>
          <table:table-cell table:style-name="ce53" office:value-type="float" office:value="157" calcext:value-type="float">
            <text:p>157</text:p>
          </table:table-cell>
          <table:table-cell table:style-name="ce53" office:value-type="float" office:value="315" calcext:value-type="float">
            <text:p>31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52" office:value-type="float" office:value="0.5" calcext:value-type="float">
            <text:p>0,50</text:p>
          </table:table-cell>
          <table:table-cell table:style-name="ce53" office:value-type="float" office:value="57" calcext:value-type="float">
            <text:p>57</text:p>
          </table:table-cell>
          <table:table-cell table:style-name="ce53" office:value-type="float" office:value="109" calcext:value-type="float">
            <text:p>109</text:p>
          </table:table-cell>
          <table:table-cell table:style-name="ce53" office:value-type="float" office:value="219" calcext:value-type="float">
            <text:p>21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52" office:value-type="float" office:value="0.5" calcext:value-type="float">
            <text:p>0,50</text:p>
          </table:table-cell>
          <table:table-cell table:style-name="ce53" office:value-type="float" office:value="74" calcext:value-type="float">
            <text:p>74</text:p>
          </table:table-cell>
          <table:table-cell table:style-name="ce53" office:value-type="float" office:value="122" calcext:value-type="float">
            <text:p>122</text:p>
          </table:table-cell>
          <table:table-cell table:style-name="ce53" office:value-type="float" office:value="245" calcext:value-type="float">
            <text:p>24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52" office:value-type="float" office:value="0.7" calcext:value-type="float">
            <text:p>0,70</text:p>
          </table:table-cell>
          <table:table-cell table:style-name="ce53" office:value-type="float" office:value="44" calcext:value-type="float">
            <text:p>44</text:p>
          </table:table-cell>
          <table:table-cell table:style-name="ce53" office:value-type="float" office:value="72" calcext:value-type="float">
            <text:p>72</text:p>
          </table:table-cell>
          <table:table-cell table:style-name="ce53" office:value-type="float" office:value="145" calcext:value-type="float">
            <text:p>145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52" office:value-type="float" office:value="0.7" calcext:value-type="float">
            <text:p>0,70</text:p>
          </table:table-cell>
          <table:table-cell table:style-name="ce53" office:value-type="float" office:value="56" calcext:value-type="float">
            <text:p>56</text:p>
          </table:table-cell>
          <table:table-cell table:style-name="ce53" office:value-type="float" office:value="84" calcext:value-type="float">
            <text:p>84</text:p>
          </table:table-cell>
          <table:table-cell table:style-name="ce53" office:value-type="float" office:value="169" calcext:value-type="float">
            <text:p>169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52" office:value-type="float" office:value="0.9" calcext:value-type="float">
            <text:p>0,90</text:p>
          </table:table-cell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58" calcext:value-type="float">
            <text:p>58</text:p>
          </table:table-cell>
          <table:table-cell table:style-name="ce53" office:value-type="float" office:value="117" calcext:value-type="float">
            <text:p>117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52" office:value-type="float" office:value="0.9" calcext:value-type="float">
            <text:p>0,90</text:p>
          </table:table-cell>
          <table:table-cell table:style-name="ce53" office:value-type="float" office:value="22" calcext:value-type="float">
            <text:p>22</text:p>
          </table:table-cell>
          <table:table-cell table:style-name="ce53" office:value-type="float" office:value="61" calcext:value-type="float">
            <text:p>61</text:p>
          </table:table-cell>
          <table:table-cell table:style-name="ce53" office:value-type="float" office:value="123" calcext:value-type="float">
            <text:p>123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office:value-type="string" calcext:value-type="string">
            <text:p>RF+GRID</text:p>
          </table:table-cell>
          <table:table-cell table:number-columns-repeated="2"/>
          <table:table-cell office:value-type="string" calcext:value-type="string">
            <text:p>RF</text:p>
          </table:table-cell>
          <table:table-cell office:value-type="string" calcext:value-type="string">
            <text:p>RF+GR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</text:p>
          </table:table-cell>
          <table:table-cell table:style-name="ce46" office:value-type="percentage" office:value="0.688" calcext:value-type="percentage">
            <text:p>68,80%</text:p>
          </table:table-cell>
          <table:table-cell table:style-name="ce46" office:value-type="percentage" office:value="0.648" calcext:value-type="percentage">
            <text:p>64,80%</text:p>
          </table:table-cell>
          <table:table-cell/>
          <table:table-cell office:value-type="string" calcext:value-type="string">
            <text:p>A</text:p>
          </table:table-cell>
          <table:table-cell table:style-name="ce44" office:value-type="percentage" office:value="0.00945017182130584" calcext:value-type="percentage">
            <text:p>0,95%</text:p>
          </table:table-cell>
          <table:table-cell table:style-name="ce44" office:value-type="percentage" office:value="0.00515463917525773" calcext:value-type="percentage">
            <text:p>0,52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</text:p>
          </table:table-cell>
          <table:table-cell table:style-name="ce46" office:value-type="percentage" office:value="0.792207792207792" calcext:value-type="percentage">
            <text:p>79,22%</text:p>
          </table:table-cell>
          <table:table-cell table:style-name="ce46" office:value-type="percentage" office:value="0.805194805194805" calcext:value-type="percentage">
            <text:p>80,52%</text:p>
          </table:table-cell>
          <table:table-cell/>
          <table:table-cell office:value-type="string" calcext:value-type="string">
            <text:p>B</text:p>
          </table:table-cell>
          <table:table-cell table:style-name="ce44" office:value-type="percentage" office:value="0.00840336134453782" calcext:value-type="percentage">
            <text:p>0,84%</text:p>
          </table:table-cell>
          <table:table-cell table:style-name="ce44" office:value-type="percentage" office:value="0.00140056022408964" calcext:value-type="percentage">
            <text:p>0,14%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</text:p>
          </table:table-cell>
          <table:table-cell table:style-name="ce46" office:value-type="percentage" office:value="0.993506493506493" calcext:value-type="percentage">
            <text:p>99,35%</text:p>
          </table:table-cell>
          <table:table-cell table:style-name="ce46" office:value-type="percentage" office:value="0.987012987012987" calcext:value-type="percentage">
            <text:p>98,70%</text:p>
          </table:table-cell>
          <table:table-cell/>
          <table:table-cell office:value-type="string" calcext:value-type="string">
            <text:p>C</text:p>
          </table:table-cell>
          <table:table-cell table:style-name="ce44" office:value-type="percentage" office:value="0.00980392156862745" calcext:value-type="percentage">
            <text:p>0,98%</text:p>
          </table:table-cell>
          <table:table-cell table:style-name="ce44" office:value-type="percentage" office:value="0.00840336134453782" calcext:value-type="percentage">
            <text:p>0,84%</text:p>
          </table:table-cell>
          <table:table-cell table:number-columns-repeated="1017"/>
        </table:table-row>
        <table:table-row table:style-name="ro1" table:number-rows-repeated="25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Default"/>
          <table:table-cell table:style-name="ce37" office:value-type="string" calcext:value-type="string">
            <text:p>TAR</text:p>
          </table:table-cell>
          <table:table-cell table:style-name="ce37" table:number-columns-repeated="2"/>
          <table:table-cell table:style-name="ce41" office:value-type="string" calcext:value-type="string">
            <text:p>FAR</text:p>
          </table:table-cell>
          <table:table-cell office:value-type="string" calcext:value-type="string">
            <text:p>TRR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1" office:value-type="string" calcext:value-type="string">
            <text:p>Iteração</text:p>
          </table:table-cell>
          <table:table-cell table:style-name="ce1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ce37" table:number-columns-repeated="2"/>
          <table:table-cell table:style-name="ce41"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Default" table:formula="of:=[.K83]+[.L82]" office:value-type="float" office:value="16" calcext:value-type="float">
            <text:p>16</text:p>
          </table:table-cell>
          <table:table-cell table:style-name="Default" table:formula="of:=1 - [.L83]/[.$K$91]" office:value-type="float" office:value="0.906976744186047" calcext:value-type="float">
            <text:p>0,906976744186047</text:p>
          </table:table-cell>
          <table:table-cell table:style-name="Default" table:formula="of:=SUM([.O83:.P83])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formula="of:=[.O83]+[.P82]" office:value-type="float" office:value="3" calcext:value-type="float">
            <text:p>3</text:p>
          </table:table-cell>
          <table:table-cell table:style-name="ce24" office:value-type="float" office:value="250" calcext:value-type="float">
            <text:p>250</text:p>
          </table:table-cell>
          <table:table-cell table:style-name="Default" table:formula="of:=[.Q83]+[.Q82]" office:value-type="float" office:value="250" calcext:value-type="float">
            <text:p>250</text:p>
          </table:table-cell>
          <table:table-cell table:formula="of:=1 - [.P83]/[.$O$91]" office:value-type="float" office:value="0.727272727272727" calcext:value-type="float">
            <text:p>0,727272727272727</text:p>
          </table:table-cell>
          <table:table-cell table:formula="of:=1-[.R83]/[.$Q$91]" office:value-type="float" office:value="0.783174327840416" calcext:value-type="float">
            <text:p>0,783174327840416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Default" table:formula="of:=[.K84]+[.L83]" office:value-type="float" office:value="32" calcext:value-type="float">
            <text:p>32</text:p>
          </table:table-cell>
          <table:table-cell table:style-name="Default" table:formula="of:=1 - [.L84]/[.$K$91]" office:value-type="float" office:value="0.813953488372093" calcext:value-type="float">
            <text:p>0,813953488372093</text:p>
          </table:table-cell>
          <table:table-cell table:style-name="Default" table:formula="of:=SUM([.O84:.P84])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formula="of:=[.O84]+[.P83]" office:value-type="float" office:value="3" calcext:value-type="float">
            <text:p>3</text:p>
          </table:table-cell>
          <table:table-cell table:style-name="ce24" office:value-type="float" office:value="253" calcext:value-type="float">
            <text:p>253</text:p>
          </table:table-cell>
          <table:table-cell table:style-name="Default" table:formula="of:=[.Q84]+[.R83]" office:value-type="float" office:value="503" calcext:value-type="float">
            <text:p>503</text:p>
          </table:table-cell>
          <table:table-cell table:formula="of:=1 - [.P84]/[.$O$91]" office:value-type="float" office:value="0.727272727272727" calcext:value-type="float">
            <text:p>0,727272727272727</text:p>
          </table:table-cell>
          <table:table-cell table:formula="of:=1-[.R84]/[.$Q$91]" office:value-type="float" office:value="0.563746747614918" calcext:value-type="float">
            <text:p>0,563746747614918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Default" table:formula="of:=[.K85]+[.L84]" office:value-type="float" office:value="54" calcext:value-type="float">
            <text:p>54</text:p>
          </table:table-cell>
          <table:table-cell table:style-name="Default" table:formula="of:=1 - [.L85]/[.$K$91]" office:value-type="float" office:value="0.686046511627907" calcext:value-type="float">
            <text:p>0,686046511627907</text:p>
          </table:table-cell>
          <table:table-cell table:style-name="Default" table:formula="of:=SUM([.O85:.P85])" office:value-type="float" office:value="7" calcext:value-type="float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formula="of:=[.O85]+[.P84]" office:value-type="float" office:value="5" calcext:value-type="float">
            <text:p>5</text:p>
          </table:table-cell>
          <table:table-cell table:style-name="ce24" office:value-type="float" office:value="180" calcext:value-type="float">
            <text:p>180</text:p>
          </table:table-cell>
          <table:table-cell table:style-name="Default" table:formula="of:=[.Q85]+[.R84]" office:value-type="float" office:value="683" calcext:value-type="float">
            <text:p>683</text:p>
          </table:table-cell>
          <table:table-cell table:formula="of:=1 - [.P85]/[.$O$91]" office:value-type="float" office:value="0.545454545454545" calcext:value-type="float">
            <text:p>0,545454545454545</text:p>
          </table:table-cell>
          <table:table-cell table:formula="of:=1-[.R85]/[.$Q$91]" office:value-type="float" office:value="0.407632263660017" calcext:value-type="float">
            <text:p>0,407632263660017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Default" table:formula="of:=[.K86]+[.L85]" office:value-type="float" office:value="76" calcext:value-type="float">
            <text:p>76</text:p>
          </table:table-cell>
          <table:table-cell table:style-name="Default" table:formula="of:=1 - [.L86]/[.$K$91]" office:value-type="float" office:value="0.558139534883721" calcext:value-type="float">
            <text:p>0,558139534883721</text:p>
          </table:table-cell>
          <table:table-cell table:style-name="Default" table:formula="of:=SUM([.O86:.P86])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formula="of:=[.O86]+[.P85]" office:value-type="float" office:value="6" calcext:value-type="float">
            <text:p>6</text:p>
          </table:table-cell>
          <table:table-cell table:style-name="ce24" office:value-type="float" office:value="181" calcext:value-type="float">
            <text:p>181</text:p>
          </table:table-cell>
          <table:table-cell table:style-name="Default" table:formula="of:=[.Q86]+[.R85]" office:value-type="float" office:value="864" calcext:value-type="float">
            <text:p>864</text:p>
          </table:table-cell>
          <table:table-cell table:formula="of:=1 - [.P86]/[.$O$91]" office:value-type="float" office:value="0.454545454545455" calcext:value-type="float">
            <text:p>0,454545454545455</text:p>
          </table:table-cell>
          <table:table-cell table:formula="of:=1-[.R86]/[.$Q$91]" office:value-type="float" office:value="0.250650477016479" calcext:value-type="float">
            <text:p>0,250650477016479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Default" table:formula="of:=[.K87]+[.L86]" office:value-type="float" office:value="98" calcext:value-type="float">
            <text:p>98</text:p>
          </table:table-cell>
          <table:table-cell table:style-name="Default" table:formula="of:=1 - [.L87]/[.$K$91]" office:value-type="float" office:value="0.430232558139535" calcext:value-type="float">
            <text:p>0,430232558139535</text:p>
          </table:table-cell>
          <table:table-cell table:style-name="Default" table:formula="of:=SUM([.O87:.P87])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formula="of:=[.O87]+[.P86]" office:value-type="float" office:value="8" calcext:value-type="float">
            <text:p>8</text:p>
          </table:table-cell>
          <table:table-cell table:style-name="ce24" office:value-type="float" office:value="110" calcext:value-type="float">
            <text:p>110</text:p>
          </table:table-cell>
          <table:table-cell table:style-name="Default" table:formula="of:=[.Q87]+[.R86]" office:value-type="float" office:value="974" calcext:value-type="float">
            <text:p>974</text:p>
          </table:table-cell>
          <table:table-cell table:formula="of:=1 - [.P87]/[.$O$91]" office:value-type="float" office:value="0.272727272727273" calcext:value-type="float">
            <text:p>0,272727272727273</text:p>
          </table:table-cell>
          <table:table-cell table:formula="of:=1-[.R87]/[.$Q$91]" office:value-type="float" office:value="0.155247181266262" calcext:value-type="float">
            <text:p>0,155247181266262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Default" table:formula="of:=[.K88]+[.L87]" office:value-type="float" office:value="124" calcext:value-type="float">
            <text:p>124</text:p>
          </table:table-cell>
          <table:table-cell table:style-name="Default" table:formula="of:=1 - [.L88]/[.$K$91]" office:value-type="float" office:value="0.279069767441861" calcext:value-type="float">
            <text:p>0,279069767441861</text:p>
          </table:table-cell>
          <table:table-cell table:style-name="Default" table:formula="of:=SUM([.O88:.P88])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formula="of:=[.O88]+[.P87]" office:value-type="float" office:value="8" calcext:value-type="float">
            <text:p>8</text:p>
          </table:table-cell>
          <table:table-cell table:style-name="ce24" office:value-type="float" office:value="112" calcext:value-type="float">
            <text:p>112</text:p>
          </table:table-cell>
          <table:table-cell table:style-name="Default" table:formula="of:=[.Q88]+[.R87]" office:value-type="float" office:value="1086" calcext:value-type="float">
            <text:p>1086</text:p>
          </table:table-cell>
          <table:table-cell table:formula="of:=1 - [.P88]/[.$O$91]" office:value-type="float" office:value="0.272727272727273" calcext:value-type="float">
            <text:p>0,272727272727273</text:p>
          </table:table-cell>
          <table:table-cell table:formula="of:=1-[.R88]/[.$Q$91]" office:value-type="float" office:value="0.0581092801387685" calcext:value-type="float">
            <text:p>0,0581092801387685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Default" table:formula="of:=[.K89]+[.L88]" office:value-type="float" office:value="145" calcext:value-type="float">
            <text:p>145</text:p>
          </table:table-cell>
          <table:table-cell table:style-name="Default" table:formula="of:=1 - [.L89]/[.$K$91]" office:value-type="float" office:value="0.156976744186046" calcext:value-type="float">
            <text:p>0,156976744186046</text:p>
          </table:table-cell>
          <table:table-cell table:style-name="Default" table:formula="of:=SUM([.O89:.P89])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formula="of:=[.O89]+[.P88]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Default" table:formula="of:=[.Q89]+[.R88]" office:value-type="float" office:value="1121" calcext:value-type="float">
            <text:p>1121</text:p>
          </table:table-cell>
          <table:table-cell table:formula="of:=1 - [.P89]/[.$O$91]" office:value-type="float" office:value="0.272727272727273" calcext:value-type="float">
            <text:p>0,272727272727273</text:p>
          </table:table-cell>
          <table:table-cell table:formula="of:=1-[.R89]/[.$Q$91]" office:value-type="float" office:value="0.0277536860364267" calcext:value-type="float">
            <text:p>0,0277536860364267</text:p>
          </table:table-cell>
          <table:table-cell table:number-columns-repeated="1004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Default" table:formula="of:=[.K90]+[.L89]" office:value-type="float" office:value="172" calcext:value-type="float">
            <text:p>172</text:p>
          </table:table-cell>
          <table:table-cell table:style-name="Default" table:formula="of:=1 - [.L90]/[.$K$91]" office:value-type="float" office:value="0" calcext:value-type="float">
            <text:p>0</text:p>
          </table:table-cell>
          <table:table-cell table:style-name="Default" table:formula="of:=SUM([.O90:.P90])" office:value-type="float" office:value="14" calcext:value-type="float">
            <text:p>14</text:p>
          </table:table-cell>
          <table:table-cell table:style-name="ce24" office:value-type="float" office:value="3" calcext:value-type="float">
            <text:p>3</text:p>
          </table:table-cell>
          <table:table-cell table:formula="of:=[.O90]+[.P89]" office:value-type="float" office:value="11" calcext:value-type="float">
            <text:p>11</text:p>
          </table:table-cell>
          <table:table-cell table:style-name="ce24" office:value-type="float" office:value="32" calcext:value-type="float">
            <text:p>32</text:p>
          </table:table-cell>
          <table:table-cell table:style-name="Default" table:formula="of:=[.Q90]+[.R89]" office:value-type="float" office:value="1153" calcext:value-type="float">
            <text:p>1153</text:p>
          </table:table-cell>
          <table:table-cell table:formula="of:=1 - [.P90]/[.$O$91]" office:value-type="float" office:value="0" calcext:value-type="float">
            <text:p>0</text:p>
          </table:table-cell>
          <table:table-cell table:formula="of:=1-[.R90]/[.$Q$91]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formula="of:=SUM([.J83:.J90])" office:value-type="float" office:value="250" calcext:value-type="float">
            <text:p>250</text:p>
          </table:table-cell>
          <table:table-cell table:formula="of:=SUM([.K83:.K90])" office:value-type="float" office:value="172" calcext:value-type="float">
            <text:p>172</text:p>
          </table:table-cell>
          <table:table-cell table:style-name="Default"/>
          <table:table-cell/>
          <table:table-cell table:style-name="ce68" table:formula="of:=SUM([.N83:.N90])" office:value-type="float" office:value="63" calcext:value-type="float">
            <text:p>63</text:p>
          </table:table-cell>
          <table:table-cell table:style-name="ce68" table:formula="of:=SUM([.O83:.O90])" office:value-type="float" office:value="11" calcext:value-type="float">
            <text:p>11</text:p>
          </table:table-cell>
          <table:table-cell/>
          <table:table-cell table:style-name="ce68" table:formula="of:=SUM([.Q83:.Q90])" office:value-type="float" office:value="1153" calcext:value-type="float">
            <text:p>1153</text:p>
          </table:table-cell>
          <table:table-cell table:style-name="Default"/>
          <table:table-cell table:style-name="ce41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10" calcext:value-type="float">
            <text:p>10</text:p>
          </table:table-cell>
          <table:table-cell table:style-name="Default" table:formula="of:=[.K94]+[.L93]" office:value-type="float" office:value="10" calcext:value-type="float">
            <text:p>10</text:p>
          </table:table-cell>
          <table:table-cell table:formula="of:=1 - [.L94]/[.$K$102]" office:value-type="float" office:value="0.934640522875817" calcext:value-type="float">
            <text:p>0,935</text:p>
          </table:table-cell>
          <table:table-cell table:style-name="ce68" table:formula="of:=[.P94]+[.O94]" office:value-type="float" office:value="154" calcext:value-type="float">
            <text:p>15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formula="of:=[.O94]+[.Q93]" office:value-type="float" office:value="0" calcext:value-type="float">
            <text:p>0</text:p>
          </table:table-cell>
          <table:table-cell table:formula="of:=1 - [.Q94]/[.$O$102]" office:value-type="float" office:value="1" calcext:value-type="float">
            <text:p>1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10" calcext:value-type="float">
            <text:p>10</text:p>
          </table:table-cell>
          <table:table-cell table:style-name="Default" table:formula="of:=[.K95]+[.L94]" office:value-type="float" office:value="20" calcext:value-type="float">
            <text:p>20</text:p>
          </table:table-cell>
          <table:table-cell table:formula="of:=1 - [.L95]/[.$K$102]" office:value-type="float" office:value="0.869281045751634" calcext:value-type="float">
            <text:p>0,869</text:p>
          </table:table-cell>
          <table:table-cell table:style-name="ce68" table:formula="of:=[.P95]+[.O95]" office:value-type="float" office:value="154" calcext:value-type="float">
            <text:p>15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4" calcext:value-type="float">
            <text:p>154</text:p>
          </table:table-cell>
          <table:table-cell table:formula="of:=[.O95]+[.Q94]" office:value-type="float" office:value="0" calcext:value-type="float">
            <text:p>0</text:p>
          </table:table-cell>
          <table:table-cell table:formula="of:=1 - [.Q95]/[.$O$102]" office:value-type="float" office:value="1" calcext:value-type="float">
            <text:p>1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5" calcext:value-type="float">
            <text:p>15</text:p>
          </table:table-cell>
          <table:table-cell table:style-name="Default" table:formula="of:=[.K96]+[.L95]" office:value-type="float" office:value="35" calcext:value-type="float">
            <text:p>35</text:p>
          </table:table-cell>
          <table:table-cell table:formula="of:=1 - [.L96]/[.$K$102]" office:value-type="float" office:value="0.77124183006536" calcext:value-type="float">
            <text:p>0,771</text:p>
          </table:table-cell>
          <table:table-cell table:style-name="ce68" table:formula="of:=[.P96]+[.O96]" office:value-type="float" office:value="112" calcext:value-type="float">
            <text:p>1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formula="of:=[.O96]+[.Q95]" office:value-type="float" office:value="3" calcext:value-type="float">
            <text:p>3</text:p>
          </table:table-cell>
          <table:table-cell table:formula="of:=1 - [.Q96]/[.$O$102]" office:value-type="float" office:value="0.571428571428571" calcext:value-type="float">
            <text:p>0,571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16" calcext:value-type="float">
            <text:p>16</text:p>
          </table:table-cell>
          <table:table-cell table:style-name="Default" table:formula="of:=[.K97]+[.L96]" office:value-type="float" office:value="51" calcext:value-type="float">
            <text:p>51</text:p>
          </table:table-cell>
          <table:table-cell table:formula="of:=1 - [.L97]/[.$K$102]" office:value-type="float" office:value="0.666666666666667" calcext:value-type="float">
            <text:p>0,667</text:p>
          </table:table-cell>
          <table:table-cell table:style-name="ce68" table:formula="of:=[.P97]+[.O97]" office:value-type="float" office:value="112" calcext:value-type="float">
            <text:p>1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9" calcext:value-type="float">
            <text:p>109</text:p>
          </table:table-cell>
          <table:table-cell table:formula="of:=[.O97]+[.Q96]" office:value-type="float" office:value="6" calcext:value-type="float">
            <text:p>6</text:p>
          </table:table-cell>
          <table:table-cell table:formula="of:=1 - [.Q97]/[.$O$102]" office:value-type="float" office:value="0.142857142857143" calcext:value-type="float">
            <text:p>0,14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22" calcext:value-type="float">
            <text:p>22</text:p>
          </table:table-cell>
          <table:table-cell table:style-name="Default" table:formula="of:=[.K98]+[.L97]" office:value-type="float" office:value="73" calcext:value-type="float">
            <text:p>73</text:p>
          </table:table-cell>
          <table:table-cell table:formula="of:=1 - [.L98]/[.$K$102]" office:value-type="float" office:value="0.522875816993464" calcext:value-type="float">
            <text:p>0,523</text:p>
          </table:table-cell>
          <table:table-cell table:style-name="ce68" table:formula="of:=[.P98]+[.O98]" office:value-type="float" office:value="70" calcext:value-type="float">
            <text:p>7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70" calcext:value-type="float">
            <text:p>70</text:p>
          </table:table-cell>
          <table:table-cell table:formula="of:=[.O98]+[.Q97]" office:value-type="float" office:value="6" calcext:value-type="float">
            <text:p>6</text:p>
          </table:table-cell>
          <table:table-cell table:formula="of:=1 - [.Q98]/[.$O$102]" office:value-type="float" office:value="0.142857142857143" calcext:value-type="float">
            <text:p>0,143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22" calcext:value-type="float">
            <text:p>22</text:p>
          </table:table-cell>
          <table:table-cell table:style-name="Default" table:formula="of:=[.K99]+[.L98]" office:value-type="float" office:value="95" calcext:value-type="float">
            <text:p>95</text:p>
          </table:table-cell>
          <table:table-cell table:formula="of:=1 - [.L99]/[.$K$102]" office:value-type="float" office:value="0.379084967320261" calcext:value-type="float">
            <text:p>0,379</text:p>
          </table:table-cell>
          <table:table-cell table:style-name="ce68" table:formula="of:=[.P99]+[.O99]" office:value-type="float" office:value="70" calcext:value-type="float">
            <text:p>7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69" calcext:value-type="float">
            <text:p>69</text:p>
          </table:table-cell>
          <table:table-cell table:formula="of:=[.O99]+[.Q98]" office:value-type="float" office:value="7" calcext:value-type="float">
            <text:p>7</text:p>
          </table:table-cell>
          <table:table-cell table:formula="of:=1 - [.Q99]/[.$O$102]" office:value-type="float" office:value="0" calcext:value-type="float">
            <text:p>0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29" calcext:value-type="float">
            <text:p>29</text:p>
          </table:table-cell>
          <table:table-cell table:style-name="Default" table:formula="of:=[.K100]+[.L99]" office:value-type="float" office:value="124" calcext:value-type="float">
            <text:p>124</text:p>
          </table:table-cell>
          <table:table-cell table:formula="of:=1 - [.L100]/[.$K$102]" office:value-type="float" office:value="0.189542483660131" calcext:value-type="float">
            <text:p>0,190</text:p>
          </table:table-cell>
          <table:table-cell table:style-name="ce68" table:formula="of:=[.P100]+[.O100]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formula="of:=[.O100]+[.Q99]" office:value-type="float" office:value="7" calcext:value-type="float">
            <text:p>7</text:p>
          </table:table-cell>
          <table:table-cell table:formula="of:=1 - [.Q100]/[.$O$102]" office:value-type="float" office:value="0" calcext:value-type="float">
            <text:p>0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number-columns-repeated="2" table:style-name="ce27" office:value-type="float" office:value="29" calcext:value-type="float">
            <text:p>29</text:p>
          </table:table-cell>
          <table:table-cell table:style-name="Default" table:formula="of:=[.K101]+[.L100]" office:value-type="float" office:value="153" calcext:value-type="float">
            <text:p>153</text:p>
          </table:table-cell>
          <table:table-cell table:formula="of:=1 - [.L101]/[.$K$102]" office:value-type="float" office:value="0" calcext:value-type="float">
            <text:p>0,000</text:p>
          </table:table-cell>
          <table:table-cell table:style-name="ce68" table:formula="of:=[.P101]+[.O101]" office:value-type="float" office:value="21" calcext:value-type="float">
            <text:p>2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1" calcext:value-type="float">
            <text:p>21</text:p>
          </table:table-cell>
          <table:table-cell table:formula="of:=[.O101]+[.Q100]" office:value-type="float" office:value="7" calcext:value-type="float">
            <text:p>7</text:p>
          </table:table-cell>
          <table:table-cell table:formula="of:=1 - [.Q101]/[.$O$102]" office:value-type="float" office:value="0" calcext:value-type="float">
            <text:p>0,000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formula="of:=SUM([.J94:.J101])" office:value-type="float" office:value="154" calcext:value-type="float">
            <text:p>154</text:p>
          </table:table-cell>
          <table:table-cell table:formula="of:=SUM([.K94:.K101])" office:value-type="float" office:value="153" calcext:value-type="float">
            <text:p>153</text:p>
          </table:table-cell>
          <table:table-cell table:style-name="Default"/>
          <table:table-cell table:number-columns-repeated="2"/>
          <table:table-cell table:style-name="ce68" table:formula="of:=SUM([.O94:.O101])" office:value-type="float" office:value="7" calcext:value-type="float">
            <text:p>7</text:p>
          </table:table-cell>
          <table:table-cell table:number-columns-repeated="1009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7" number:min-decimal-places="17" number:min-integer-digits="1"/>
    </number:number-style>
    <number:number-style style:name="N112">
      <number:number number:decimal-places="18" number:min-decimal-places="18"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17:21:00.857766115</dc:date>
    <meta:editing-duration>P7DT17H55M50S</meta:editing-duration>
    <meta:editing-cycles>34</meta:editing-cycles>
    <meta:generator>LibreOffice/7.3.7.2$Linux_X86_64 LibreOffice_project/30$Build-2</meta:generator>
    <meta:document-statistic meta:table-count="1" meta:cell-count="109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06cm" svg:y="0.316cm" chart:style-name="ch2">
          <text:p>TAR POR TREINAMENTO E BIBLIOTECA</text:p>
        </chart:title>
        <chart:legend chart:legend-position="bottom" svg:x="6.476cm" svg:y="8.401cm" style:legend-expansion="wide" chart:style-name="ch3"/>
        <chart:plot-area chart:style-name="ch4" table:cell-range-address="all.A51:all.C54" chart:data-source-has-labels="both" svg:x="1.331cm" svg:y="1.275cm" svg:width="14.349cm" svg:height="5.781cm">
          <chart:coordinate-region svg:x="2.931cm" svg:y="1.474cm" svg:width="12.749cm" svg:height="4.935cm"/>
          <chart:axis chart:dimension="x" chart:name="primary-x" chart:style-name="ch5" chartooo:axis-type="auto">
            <chartooo:date-scale/>
            <chart:title svg:x="6.635cm" svg:y="7.236cm" chart:style-name="ch6">
              <text:p>TIPO DE TREINAMENTO</text:p>
            </chart:title>
            <chart:categories table:cell-range-address="all.A52:all.A54"/>
          </chart:axis>
          <chart:axis chart:dimension="y" chart:name="primary-y" chart:style-name="ch7">
            <chart:title svg:x="0.451cm" svg:y="4.831cm" chart:style-name="ch8">
              <text:p>TAR (%)</text:p>
            </chart:title>
            <chart:grid chart:style-name="ch9" chart:class="major"/>
          </chart:axis>
          <chart:series chart:style-name="ch10" chart:values-cell-range-address="all.B52:all.B54" chart:label-cell-address="all.B51:all.B51" chart:class="chart:bar">
            <chart:data-point chart:repeated="3"/>
          </chart:series>
          <chart:series chart:style-name="ch11" chart:values-cell-range-address="all.C52:all.C54" chart:label-cell-address="all.C51:all.C5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</text:p>
                <draw:g>
                  <svg:desc>all.B51:all.B51</svg:desc>
                </draw:g>
              </table:table-cell>
              <table:table-cell office:value-type="string">
                <text:p>RF+GRID</text:p>
                <draw:g>
                  <svg:desc>all.C51:all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all.A52:all.A54</svg:desc>
                </draw:g>
              </table:table-cell>
              <table:table-cell office:value-type="float" office:value="0.688">
                <text:p>0.688</text:p>
                <draw:g>
                  <svg:desc>all.B52:all.B54</svg:desc>
                </draw:g>
              </table:table-cell>
              <table:table-cell office:value-type="float" office:value="0.648">
                <text:p>0.648</text:p>
                <draw:g>
                  <svg:desc>all.C52:all.C5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792207792207792">
                <text:p>0.792207792207792</text:p>
              </table:table-cell>
              <table:table-cell office:value-type="float" office:value="0.805194805194805">
                <text:p>0.80519480519480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993506493506493">
                <text:p>0.993506493506493</text:p>
              </table:table-cell>
              <table:table-cell office:value-type="float" office:value="0.987012987012987">
                <text:p>0.9870129870129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">
      <style:chart-properties chart:display-label="true" chart:logarithmic="false" chart:maximum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860d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ea7500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97cm" svg:y="0.316cm" chart:style-name="ch2">
          <text:p>FAR POR TREINAMENTO E BIBLIOTECA</text:p>
        </chart:title>
        <chart:legend chart:legend-position="bottom" svg:x="6.476cm" svg:y="8.401cm" style:legend-expansion="wide" chart:style-name="ch3"/>
        <chart:plot-area chart:style-name="ch4" table:cell-range-address="all.E51:all.G54" chart:data-source-has-labels="both" svg:x="1.331cm" svg:y="1.275cm" svg:width="14.349cm" svg:height="5.781cm">
          <chart:coordinate-region svg:x="2.561cm" svg:y="1.474cm" svg:width="13.119cm" svg:height="4.935cm"/>
          <chart:axis chart:dimension="x" chart:name="primary-x" chart:style-name="ch5" chartooo:axis-type="auto">
            <chartooo:date-scale/>
            <chart:title svg:x="6.635cm" svg:y="7.236cm" chart:style-name="ch6">
              <text:p>TIPO DE TREINAMENTO</text:p>
            </chart:title>
            <chart:categories table:cell-range-address="all.E52:all.E54"/>
          </chart:axis>
          <chart:axis chart:dimension="y" chart:name="primary-y" chart:style-name="ch7">
            <chart:title svg:x="0.451cm" svg:y="4.831cm" chart:style-name="ch8">
              <text:p>FAR (%)</text:p>
            </chart:title>
            <chart:grid chart:style-name="ch9" chart:class="major"/>
          </chart:axis>
          <chart:series chart:style-name="ch10" chart:values-cell-range-address="all.F52:all.F54" chart:label-cell-address="all.F51:all.F51" chart:class="chart:bar">
            <chart:data-point chart:style-name="ch11"/>
            <chart:data-point chart:repeated="2"/>
          </chart:series>
          <chart:series chart:style-name="ch12" chart:values-cell-range-address="all.G52:all.G54" chart:label-cell-address="all.G51:all.G5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F</text:p>
                <draw:g>
                  <svg:desc>all.F51:all.F51</svg:desc>
                </draw:g>
              </table:table-cell>
              <table:table-cell office:value-type="string">
                <text:p>RF+GRID</text:p>
                <draw:g>
                  <svg:desc>all.G51:all.G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all.E52:all.E54</svg:desc>
                </draw:g>
              </table:table-cell>
              <table:table-cell office:value-type="float" office:value="0.00945017182130584">
                <text:p>0.00945017182130584</text:p>
                <draw:g>
                  <svg:desc>all.F52:all.F54</svg:desc>
                </draw:g>
              </table:table-cell>
              <table:table-cell office:value-type="float" office:value="0.00515463917525773">
                <text:p>0.00515463917525773</text:p>
                <draw:g>
                  <svg:desc>all.G52:all.G54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840336134453782">
                <text:p>0.00840336134453782</text:p>
              </table:table-cell>
              <table:table-cell office:value-type="float" office:value="0.00140056022408964">
                <text:p>0.0014005602240896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0980392156862745">
                <text:p>0.00980392156862745</text:p>
              </table:table-cell>
              <table:table-cell office:value-type="float" office:value="0.00840336134453782">
                <text:p>0.00840336134453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47cm" svg:height="9.032cm" xlink:href=".." xlink:type="simple" chart:class="chart:line" chart:style-name="ch1">
        <chart:title svg:x="2.427cm" svg:y="0.316cm" chart:style-name="ch2">
          <text:p>TREINAMENTO A</text:p>
        </chart:title>
        <chart:legend chart:legend-position="bottom" svg:x="2.501cm" svg:y="8.433cm" style:legend-expansion="wide" chart:style-name="ch3"/>
        <chart:plot-area chart:style-name="ch4" table:cell-range-address="all.P31:all.R35" chart:data-source-has-labels="both" svg:x="0.172cm" svg:y="1.275cm" svg:width="8.303cm" svg:height="6.794cm">
          <chart:coordinate-region svg:x="0.899cm" svg:y="1.474cm" svg:width="7.23cm" svg:height="5.948cm"/>
          <chart:axis chart:dimension="x" chart:name="primary-x" chart:style-name="ch5" chartooo:axis-type="auto">
            <chartooo:date-scale/>
            <chart:categories table:cell-range-address="all.P32:all.P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Q32:all.Q35" chart:label-cell-address="all.Q31:all.Q31" chart:class="chart:line">
            <chart:data-point chart:repeated="4"/>
          </chart:series>
          <chart:series chart:style-name="ch9" chart:values-cell-range-address="all.R32:all.R35" chart:label-cell-address="all.R31:all.R3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</text:p>
                <draw:g>
                  <svg:desc>all.Q31:all.Q31</svg:desc>
                </draw:g>
              </table:table-cell>
              <table:table-cell office:value-type="string">
                <text:p>TRR</text:p>
                <draw:g>
                  <svg:desc>all.R31:all.R3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all.P32:all.P35</svg:desc>
                </draw:g>
              </table:table-cell>
              <table:table-cell office:value-type="float" office:value="1">
                <text:p>1</text:p>
                <draw:g>
                  <svg:desc>all.Q32:all.Q35</svg:desc>
                </draw:g>
              </table:table-cell>
              <table:table-cell office:value-type="float" office:value="0.994071146245059">
                <text:p>0.994071146245059</text:p>
                <draw:g>
                  <svg:desc>all.R32:all.R3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991758241758242">
                <text:p>0.991758241758242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91071428571429">
                <text:p>0.991071428571429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1063829787234">
                <text:p>0.51063829787234</text:p>
              </table:table-cell>
              <table:table-cell office:value-type="float" office:value="0.989795918367347">
                <text:p>0.989795918367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957cm" svg:height="9.032cm" xlink:href=".." xlink:type="simple" chart:class="chart:line" chart:style-name="ch1">
        <chart:title svg:x="2.582cm" svg:y="0.316cm" chart:style-name="ch2">
          <text:p>TREINAMENTO B</text:p>
        </chart:title>
        <chart:legend chart:legend-position="bottom" svg:x="2.656cm" svg:y="8.433cm" style:legend-expansion="wide" chart:style-name="ch3"/>
        <chart:plot-area chart:style-name="ch4" table:cell-range-address="all.P32:all.P35 all.S31:all.T35" chart:data-source-has-labels="both" svg:x="0.179cm" svg:y="1.275cm" svg:width="8.599cm" svg:height="6.794cm">
          <chart:coordinate-region svg:x="0.906cm" svg:y="1.474cm" svg:width="7.526cm" svg:height="5.948cm"/>
          <chart:axis chart:dimension="x" chart:name="primary-x" chart:style-name="ch5" chartooo:axis-type="auto">
            <chartooo:date-scale/>
            <chart:categories table:cell-range-address="all.P32:all.P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S32:all.S35" chart:label-cell-address="all.S31:all.S31" chart:class="chart:line">
            <chart:data-point chart:repeated="4"/>
          </chart:series>
          <chart:series chart:style-name="ch9" chart:values-cell-range-address="all.T32:all.T35" chart:label-cell-address="all.T31:all.T3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</text:p>
                <draw:g>
                  <svg:desc>all.S31:all.S31</svg:desc>
                </draw:g>
              </table:table-cell>
              <table:table-cell office:value-type="string">
                <text:p>TRR</text:p>
                <draw:g>
                  <svg:desc>all.T31:all.T3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all.P32:all.P35</svg:desc>
                </draw:g>
              </table:table-cell>
              <table:table-cell office:value-type="float" office:value="0.95">
                <text:p>0.95</text:p>
                <draw:g>
                  <svg:desc>all.S32:all.S35</svg:desc>
                </draw:g>
              </table:table-cell>
              <table:table-cell office:value-type="float" office:value="0.987012987012987">
                <text:p>0.987012987012987</text:p>
                <draw:g>
                  <svg:desc>all.T32:all.T3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125">
                <text:p>0.8125</text:p>
              </table:table-cell>
              <table:table-cell office:value-type="float" office:value="0.995535714285714">
                <text:p>0.99553571428571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706896551724138">
                <text:p>0.706896551724138</text:p>
              </table:table-cell>
              <table:table-cell office:value-type="float" office:value="0.976190476190476">
                <text:p>0.9761904761904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84cm" svg:height="9.032cm" xlink:href=".." xlink:type="simple" chart:class="chart:line" chart:style-name="ch1">
        <chart:title svg:x="2.433cm" svg:y="0.316cm" chart:style-name="ch2">
          <text:p>TREINAMENTO C</text:p>
        </chart:title>
        <chart:legend chart:legend-position="bottom" svg:x="2.52cm" svg:y="8.433cm" style:legend-expansion="wide" chart:style-name="ch3"/>
        <chart:plot-area chart:style-name="ch4" table:cell-range-address="all.P32:all.P35 all.U31:all.V35" chart:data-source-has-labels="both" svg:x="0.173cm" svg:y="1.275cm" svg:width="8.338cm" svg:height="6.794cm">
          <chart:coordinate-region svg:x="0.9cm" svg:y="1.474cm" svg:width="7.265cm" svg:height="5.948cm"/>
          <chart:axis chart:dimension="x" chart:name="primary-x" chart:style-name="ch5" chartooo:axis-type="auto">
            <chartooo:date-scale/>
            <chart:categories table:cell-range-address="all.P32:all.P3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U32:all.U35" chart:label-cell-address="all.U31:all.U31" chart:class="chart:line">
            <chart:data-point chart:repeated="4"/>
          </chart:series>
          <chart:series chart:style-name="ch9" chart:values-cell-range-address="all.V32:all.V35" chart:label-cell-address="all.V31:all.V3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</text:p>
                <draw:g>
                  <svg:desc>all.U31:all.U31</svg:desc>
                </draw:g>
              </table:table-cell>
              <table:table-cell office:value-type="string">
                <text:p>TRR</text:p>
                <draw:g>
                  <svg:desc>all.V31:all.V31</svg:desc>
                </draw:g>
              </table:table-cell>
            </table:table-row>
          </table:table-header-rows>
          <table:table-rows>
            <table:table-row>
              <table:table-cell office:value-type="float" office:value="0.3">
                <text:p>0.3</text:p>
                <draw:g>
                  <svg:desc>all.P32:all.P35</svg:desc>
                </draw:g>
              </table:table-cell>
              <table:table-cell office:value-type="float" office:value="1">
                <text:p>1</text:p>
                <draw:g>
                  <svg:desc>all.U32:all.U35</svg:desc>
                </draw:g>
              </table:table-cell>
              <table:table-cell office:value-type="float" office:value="1">
                <text:p>1</text:p>
                <draw:g>
                  <svg:desc>all.V32:all.V35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6875">
                <text:p>0.96875</text:p>
              </table:table-cell>
              <table:table-cell office:value-type="float" office:value="0.988721804511278">
                <text:p>0.988721804511278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973214285714286">
                <text:p>0.97321428571428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0.983516483516483">
                <text:p>0.9835164835164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